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width="0.152cm" svg:stroke-color="#ff000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svg:stroke-width="0.203cm" svg:stroke-color="#ff0000" draw:marker-start-width="0.503cm" draw:marker-end-width="0.503cm" draw:fill="none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1cm"/>
    </style:style>
    <style:style style:name="gr6" style:family="graphic" style:parent-style-name="standard">
      <style:graphic-properties svg:stroke-width="0.152cm" svg:stroke-color="#ff0000" draw:marker-start-width="0.427cm" draw:marker-end-width="0.427cm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svg:stroke-width="0.152cm" svg:stroke-color="#00800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standard">
      <style:graphic-properties svg:stroke-width="0.203cm" svg:stroke-color="#008000" draw:marker-start-width="0.503cm" draw:marker-end-width="0.503cm" draw:fill="none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8000" draw:fill="none" draw:fill-color="#ffffff" draw:auto-grow-height="true" draw:auto-grow-width="false" fo:max-height="0cm" fo:min-height="1.581cm"/>
    </style:style>
    <style:style style:name="gr10" style:family="graphic" style:parent-style-name="standard">
      <style:graphic-properties svg:stroke-width="0.152cm" svg:stroke-color="#008000" draw:marker-start-width="0.427cm" draw:marker-end-width="0.427cm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width="0.254cm" svg:stroke-color="#008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2" style:family="graphic" style:parent-style-name="objectwithoutfill">
      <style:graphic-properties svg:stroke-width="0.254cm" svg:stroke-color="#00800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13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draw:stroke="dash" draw:stroke-dash="Very_20_fine_20_dotted"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203cm" draw:marker-start="Dimension_20_Lines" draw:marker-start-width="0.503cm" draw:marker-end="Dimension_20_Lines" draw:marker-end-width="0.503cm" draw:fill="none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203cm" svg:stroke-color="#008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9" style:family="graphic" style:parent-style-name="standard">
      <style:graphic-properties svg:stroke-width="0.203cm" svg:stroke-color="#008000" draw:marker-start-width="0.503cm" draw:marker-end-width="0.503cm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width="0.203cm" svg:stroke-color="#000000" draw:marker-start-width="0.503cm" draw:marker-end-width="0.503cm" draw:fill="none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203cm" svg:stroke-color="#000080" draw:marker-start-width="0.503cm" draw:marker-end-width="0.503cm" draw:fill="none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80" draw:fill="none" draw:fill-color="#ffffff" draw:auto-grow-height="true" draw:auto-grow-width="false" fo:max-height="0cm" fo:min-height="1.581cm"/>
    </style:style>
    <style:style style:name="gr25" style:family="graphic" style:parent-style-name="standard">
      <style:graphic-properties svg:stroke-width="0.152cm" svg:stroke-color="#000080" draw:marker-start-width="0.427cm" draw:marker-end-width="0.427cm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svg:stroke-width="0.152cm" svg:stroke-color="#00008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svg:stroke-width="0.254cm" svg:stroke-color="#ff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29" style:family="graphic" style:parent-style-name="standard">
      <style:graphic-properties draw:fill="solid" draw:fill-color="#ffffff" draw:opacity="60%" draw:textarea-horizontal-align="justify" draw:textarea-vertical-align="middle" draw:auto-grow-height="false" draw:shadow-offset-x="0.203cm" draw:shadow-offset-y="0.203cm" draw:shadow-opacity="60%"/>
    </style:style>
    <style:style style:name="gr30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draw:shadow-offset-x="0.203cm" draw:shadow-offset-y="0.203cm" draw:shadow-opacity="10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5.84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3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paragraph-properties fo:line-height="100%"/>
    </style:style>
    <style:style style:name="P2" style:family="paragraph">
      <style:paragraph-properties fo:line-height="150%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333333"/>
    </style:style>
    <style:style style:name="P4" style:family="paragraph">
      <style:paragraph-properties fo:text-align="start"/>
      <style:text-properties fo:color="#333333" fo:font-size="30pt" style:font-size-asian="30pt" style:font-size-complex="3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font-size="36pt" style:font-size-asian="36pt" style:font-size-complex="36pt"/>
    </style:style>
    <style:style style:name="P8" style:family="paragraph">
      <style:paragraph-properties fo:line-height="150%"/>
      <style:text-properties fo:font-size="50pt" fo:font-weight="bold" style:font-size-asian="50pt" style:font-weight-asian="bold" style:font-size-complex="50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333333" fo:font-family="Ubuntu" style:font-pitch="variable" fo:font-size="40pt" style:font-size-asian="40pt" style:font-size-complex="40pt"/>
    </style:style>
    <style:style style:name="P11" style:family="paragraph"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333333" fo:font-family="Ubuntu" style:font-pitch="variable" fo:font-size="40pt" style:font-size-asian="40pt" style:font-size-complex="40pt"/>
    </style:style>
    <style:style style:name="P14" style:family="paragraph">
      <style:paragraph-properties fo:text-align="center"/>
      <style:text-properties fo:font-size="65pt" style:font-size-asian="65pt" style:font-size-complex="65pt"/>
    </style:style>
    <style:style style:name="P15" style:family="paragraph">
      <style:text-properties fo:font-size="50pt" style:font-size-asian="50pt" style:font-size-complex="50pt"/>
    </style:style>
    <style:style style:name="P16" style:family="paragraph">
      <style:text-properties fo:font-size="60pt" style:font-size-asian="60pt" style:font-size-complex="60pt"/>
    </style:style>
    <style:style style:name="P17" style:family="paragraph">
      <style:paragraph-properties fo:line-height="150%"/>
      <style:text-properties fo:font-weight="bold" style:font-weight-asian="bold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333333" fo:font-family="Ubuntu" style:font-pitch="variable" fo:font-size="40pt" style:font-size-asian="40pt" style:font-size-complex="40pt"/>
    </style:style>
    <style:style style:name="T3" style:family="text">
      <style:text-properties fo:color="#333333" fo:font-family="Ubuntu" style:font-pitch="variable" fo:font-size="30pt" fo:font-style="italic" style:font-size-asian="30pt" style:font-style-asian="italic" style:font-size-complex="30pt" style:font-style-complex="italic"/>
    </style:style>
    <style:style style:name="T4" style:family="text">
      <style:text-properties fo:color="#333333" fo:font-family="Ubuntu" style:font-pitch="variable" fo:font-size="30pt" style:font-size-asian="30pt" style:font-size-complex="3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50pt" fo:font-weight="bold" style:font-size-asian="50pt" style:font-weight-asian="bold" style:font-size-complex="50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65pt" style:font-size-asian="65pt" style:font-size-complex="65pt"/>
    </style:style>
    <style:style style:name="T10" style:family="text">
      <style:text-properties fo:font-family="Ubuntu" style:font-style-name="Regular" fo:font-size="65pt" style:font-family-asian="Ubuntu" style:font-style-name-asian="Regular" style:font-size-asian="65pt" style:font-family-complex="Ubuntu" style:font-style-name-complex="Regular" style:font-size-complex="65pt"/>
    </style:style>
    <style:style style:name="T11" style:family="text">
      <style:text-properties fo:font-family="Ubuntu" style:font-pitch="variable" fo:font-size="65pt" style:font-family-asian="Ubuntu" style:font-style-name-asian="Regular" style:font-size-asian="65pt" style:font-family-complex="Ubuntu" style:font-style-name-complex="Regular" style:font-size-complex="65pt"/>
    </style:style>
    <style:style style:name="T12" style:family="text">
      <style:text-properties fo:font-size="50pt" style:font-size-asian="50pt" style:font-size-complex="50pt"/>
    </style:style>
    <style:style style:name="T13" style:family="text">
      <style:text-properties fo:font-size="60pt" style:font-size-asian="60pt" style:font-size-complex="60pt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  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  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  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  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  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  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  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  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  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  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889cm"/>
        <style:text-properties fo:font-family="StarSymbol" fo:color="#000000" fo:font-size="50%"/>
      </text:list-level-style-bullet>
      <text:list-level-style-bullet text:level="2" text:bullet-char="–">
        <style:list-level-properties text:space-before="1.5cm" text:min-label-width="0.889cm"/>
        <style:text-properties fo:font-family="StarSymbol" fo:color="#000000" fo:font-size="50%"/>
      </text:list-level-style-bullet>
      <text:list-level-style-bullet text:level="3" text:bullet-char="●">
        <style:list-level-properties text:space-before="2.8cm" text:min-label-width="0.889cm"/>
        <style:text-properties fo:font-family="StarSymbol" fo:color="#000000" fo:font-size="50%"/>
      </text:list-level-style-bullet>
      <text:list-level-style-bullet text:level="4" text:bullet-char="–">
        <style:list-level-properties text:space-before="4.2cm" text:min-label-width="0.889cm"/>
        <style:text-properties fo:font-family="StarSymbol" fo:color="#000000" fo:font-size="50%"/>
      </text:list-level-style-bullet>
      <text:list-level-style-bullet text:level="5" text:bullet-char="●">
        <style:list-level-properties text:space-before="5.4cm" text:min-label-width="0.889cm"/>
        <style:text-properties fo:font-family="StarSymbol" fo:color="#000000" fo:font-size="50%"/>
      </text:list-level-style-bullet>
      <text:list-level-style-bullet text:level="6" text:bullet-char="●">
        <style:list-level-properties text:space-before="6.6cm" text:min-label-width="0.889cm"/>
        <style:text-properties fo:font-family="StarSymbol" fo:color="#000000" fo:font-size="50%"/>
      </text:list-level-style-bullet>
      <text:list-level-style-bullet text:level="7" text:bullet-char="●">
        <style:list-level-properties text:space-before="7.8cm" text:min-label-width="0.889cm"/>
        <style:text-properties fo:font-family="StarSymbol" fo:color="#000000" fo:font-size="50%"/>
      </text:list-level-style-bullet>
      <text:list-level-style-bullet text:level="8" text:bullet-char="●">
        <style:list-level-properties text:space-before="9cm" text:min-label-width="0.889cm"/>
        <style:text-properties fo:font-family="StarSymbol" fo:color="#000000" fo:font-size="50%"/>
      </text:list-level-style-bullet>
      <text:list-level-style-bullet text:level="9" text:bullet-char="●">
        <style:list-level-properties text:space-before="10.2cm" text:min-label-width="0.889cm"/>
        <style:text-properties fo:font-family="StarSymbol" fo:color="#000000" fo:font-size="50%"/>
      </text:list-level-style-bullet>
      <text:list-level-style-bullet text:level="10" text:bullet-char="●">
        <style:list-level-properties text:space-before="11.4cm" text:min-label-width="0.889cm"/>
        <style:text-properties fo:font-family="StarSymbol" fo:color="#000000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7.126cm" svg:x="1.479cm" svg:y="5.336cm" presentation:class="title" presentation:user-transformed="true">
          <draw:text-box>
            <text:p text:style-name="P1"><text:span text:style-name="T1">Esquemas de </text:span><text:span text:style-name="T1"><text:line-break/></text:span><text:span text:style-name="T1">modelagem direta com diferenças finitas</text:span></text:p>
          </draw:text-box>
        </draw:frame>
        <draw:frame presentation:style-name="pr2" draw:text-style-name="P3" draw:layer="layout" svg:width="24.631cm" svg:height="5.923cm" svg:x="1.68cm" svg:y="14.084cm" presentation:class="subtitle" presentation:user-transformed="true">
          <draw:text-box>
            <text:p><text:span text:style-name="T2">Leonardo Uieda</text:span></text:p>
            <text:p><text:span text:style-name="T2"/></text:p>
            <text:p><text:span text:style-name="T2"/></text:p>
            <text:p><text:span text:style-name="T3">16 de Outubro de 2013</text:span></text:p>
          </draw:text-box>
        </draw:frame>
        <draw:frame presentation:style-name="pr2" draw:text-style-name="P4" draw:layer="layout" svg:width="24.631cm" svg:height="5.842cm" svg:x="1.531cm" svg:y="-0.508cm">
          <draw:text-box>
            <text:p><text:span text:style-name="T4">Prova de aula </text:span></text:p>
            <text:p><text:span text:style-name="T4">Concurso para Geofísica Aplicada da UERJ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1cm" svg:height="3.507cm" svg:x="1.399cm" svg:y="0.137cm" presentation:class="title" presentation:user-transformed="true">
          <draw:text-box>
            <text:p><text:span text:style-name="T5">SUMÁRIO</text:span></text:p>
          </draw:text-box>
        </draw:frame>
        <draw:frame presentation:style-name="pr4" draw:text-style-name="P7" draw:layer="layout" svg:width="24.631cm" svg:height="16.091cm" svg:x="3.099cm" svg:y="3.915cm" presentation:class="outline" presentation:user-transformed="true">
          <draw:text-box>
            <text:list text:style-name="L2">
              <text:list-item>
                <text:p text:style-name="P6"><text:span text:style-name="T6">Modelagem sísmica/GPR</text:span></text:p>
              </text:list-item>
              <text:list-item>
                <text:p text:style-name="P6"><text:span text:style-name="T6">Equação da onda escalar 1D</text:span></text:p>
              </text:list-item>
              <text:list-item>
                <text:p text:style-name="P6"><text:span text:style-name="T6">Método das diferenças finitas </text:span></text:p>
              </text:list-item>
              <text:list-item>
                <text:p text:style-name="P6"><text:span text:style-name="T6">Diferenças de maior ordem</text:span></text:p>
              </text:list-item>
              <text:list-item>
                <text:p text:style-name="P6"><text:span text:style-name="T6">Condições de contorno de absorção </text:span></text:p>
              </text:list-item>
              <text:list-item>
                <text:p text:style-name="P6"><text:span text:style-name="T6">Equação de ondas elásticas P-SV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1cm" svg:height="3.507cm" svg:x="1.399cm" svg:y="0.437cm" presentation:class="title" presentation:user-transformed="true">
          <draw:text-box>
            <text:p text:style-name="P6"><text:span text:style-name="T7">MODELAGEM SÍSMICA/GPR</text:span></text:p>
          </draw:text-box>
        </draw:frame>
        <draw:frame presentation:style-name="pr6" draw:text-style-name="P6" draw:layer="layout" svg:width="23.263cm" svg:height="14.156cm" svg:x="2.539cm" svg:y="4.491cm" presentation:class="outline" presentation:user-transformed="true">
          <draw:text-box>
            <text:list text:style-name="L3">
              <text:list-item>
                <text:p text:style-name="P6">Compreender o fenômeno físico</text:p>
              </text:list-item>
              <text:list-item>
                <text:p text:style-name="P6">Simular aquisição</text:p>
              </text:list-item>
              <text:list-item>
                <text:p text:style-name="P6">Avaliar viabilidade</text:p>
              </text:list-item>
              <text:list-item>
                <text:p text:style-name="P6">Testar hipótese</text:p>
              </text:list-item>
              <text:list-item>
                <text:p text:style-name="P6">Invers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5.191cm" svg:height="3.507cm" svg:x="1.399cm" svg:y="8.749cm" presentation:class="title" presentation:user-transformed="true">
          <draw:text-box>
            <text:p><text:span text:style-name="T5">EQUAÇÃO DA ONDA 1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2.183cm" svg:x="1.399cm" svg:y="2.614cm" presentation:class="outline" presentation:user-transformed="true">
          <draw:text-box>
            <text:list text:style-name="L3">
              <text:list-item>
                <text:p>Versão simplificada da física</text:p>
                <text:list>
                  <text:list-item>
                    <text:p>Ondas elásticas/eletromagnéticas</text:p>
                  </text:list-item>
                </text:list>
              </text:list-item>
              <text:list-item>
                <text:p>Escalar:</text:p>
              </text:list-item>
            </text:list>
          </draw:text-box>
        </draw:frame>
        <draw:frame draw:style-name="gr2" draw:layer="layout" svg:width="10.189cm" svg:height="4.659cm" svg:x="8.903cm" svg:y="11.04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2.183cm" svg:x="1.399cm" svg:y="2.614cm" presentation:class="outline" presentation:user-transformed="true">
          <draw:text-box>
            <text:list text:style-name="L3">
              <text:list-item>
                <text:p>Versão simplificada da física</text:p>
                <text:list>
                  <text:list-item>
                    <text:p>Ondas elásticas/eletromagnéticas</text:p>
                  </text:list-item>
                </text:list>
              </text:list-item>
              <text:list-item>
                <text:p>Escalar:</text:p>
              </text:list-item>
            </text:list>
          </draw:text-box>
        </draw:frame>
        <draw:frame draw:style-name="gr2" draw:layer="layout" svg:width="10.189cm" svg:height="4.659cm" svg:x="8.903cm" svg:y="11.04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" draw:text-style-name="P9" xml:id="id1" draw:id="id1" draw:layer="layout" svg:width="1.877cm" svg:height="1.879cm" svg:x="10.464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2" draw:id="id2" draw:layer="layout" svg:width="10.411cm" svg:height="2.541cm" svg:x="12.695cm" svg:y="8.0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9.649cm" svg:height="1.831cm" svg:x="13.203cm" svg:y="8.338cm">
          <draw:text-box>
            <text:p text:style-name="P9"><text:span text:style-name="T2">deslocamento</text:span></text:p>
          </draw:text-box>
        </draw:frame>
        <draw:connector draw:style-name="gr6" draw:text-style-name="P9" draw:layer="layout" svg:x1="12.066cm" svg:y1="11.862cm" svg:x2="12.695cm" svg:y2="9.354cm" draw:start-shape="id1" draw:start-glue-point="11" draw:end-shape="id2" draw:end-glue-point="3" svg:d="m12066 11862v-2508h629" svg:viewBox="0 0 630 2509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2.183cm" svg:x="1.399cm" svg:y="2.614cm" presentation:class="outline" presentation:user-transformed="true">
          <draw:text-box>
            <text:list text:style-name="L3">
              <text:list-item>
                <text:p>Versão simplificada da física</text:p>
                <text:list>
                  <text:list-item>
                    <text:p>Ondas elásticas/eletromagnéticas</text:p>
                  </text:list-item>
                </text:list>
              </text:list-item>
              <text:list-item>
                <text:p>Escalar:</text:p>
              </text:list-item>
            </text:list>
          </draw:text-box>
        </draw:frame>
        <draw:frame draw:style-name="gr2" draw:layer="layout" svg:width="10.189cm" svg:height="4.659cm" svg:x="8.903cm" svg:y="11.04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9" xml:id="id3" draw:id="id3" draw:layer="layout" svg:width="1.877cm" svg:height="1.879cm" svg:x="10.464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4" draw:id="id4" draw:layer="layout" svg:width="10.411cm" svg:height="2.541cm" svg:x="12.695cm" svg:y="8.0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9.649cm" svg:height="1.831cm" svg:x="13.203cm" svg:y="8.338cm">
          <draw:text-box>
            <text:p text:style-name="P9"><text:span text:style-name="T2">deslocamento</text:span></text:p>
          </draw:text-box>
        </draw:frame>
        <draw:connector draw:style-name="gr6" draw:text-style-name="P9" draw:layer="layout" svg:x1="12.066cm" svg:y1="11.862cm" svg:x2="12.695cm" svg:y2="9.354cm" draw:start-shape="id3" draw:start-glue-point="11" draw:end-shape="id4" draw:end-glue-point="3" svg:d="m12066 11862v-2508h629" svg:viewBox="0 0 630 2509">
          <text:p/>
        </draw:connector>
        <draw:custom-shape draw:style-name="gr7" draw:text-style-name="P9" xml:id="id5" draw:id="id5" draw:layer="layout" svg:width="1.877cm" svg:height="1.879cm" svg:x="13.288cm" svg:y="13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7.871cm" svg:height="2.541cm" svg:x="12.188cm" svg:y="16.9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7.871cm" svg:height="1.831cm" svg:x="12.441cm" svg:y="17.232cm">
          <draw:text-box>
            <text:p text:style-name="P12"><text:span text:style-name="T2">velocidade</text:span></text:p>
          </draw:text-box>
        </draw:frame>
        <draw:connector draw:style-name="gr10" draw:text-style-name="P9" draw:layer="layout" svg:x1="14.227cm" svg:y1="15.65cm" svg:x2="12.188cm" svg:y2="18.246cm" draw:start-shape="id5" draw:start-glue-point="8" draw:end-shape="id6" draw:end-glue-point="3" svg:d="m14227 15650v650h-2642v1946h603" svg:viewBox="0 0 2643 2597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8.919cm" svg:x="2.399cm" svg:y="1.914cm" presentation:class="outline" presentation:user-transformed="true">
          <draw:text-box>
            <text:list text:style-name="L3">
              <text:list-item>
                <text:p>Poucas soluções analíticas</text:p>
                <text:list>
                  <text:list-item>
                    <text:p>Onda plana, esférica</text:p>
                  </text:list-item>
                  <text:list-item>
                    <text:p>Meios homogêneos</text:p>
                  </text:list-item>
                </text:list>
              </text:list-item>
              <text:list-item>
                <text:p>Solução numérica</text:p>
                <text:list>
                  <text:list-item>
                    <text:p>Elementos finitos</text:p>
                  </text:list-item>
                  <text:list-item>
                    <text:p>Diferenças finita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8.919cm" svg:x="2.399cm" svg:y="1.914cm" presentation:class="outline" presentation:user-transformed="true">
          <draw:text-box>
            <text:list text:style-name="L3">
              <text:list-item>
                <text:p>Poucas soluções analíticas</text:p>
                <text:list>
                  <text:list-item>
                    <text:p>Onda plana, esférica</text:p>
                  </text:list-item>
                  <text:list-item>
                    <text:p>Meios homogêneos</text:p>
                  </text:list-item>
                </text:list>
              </text:list-item>
              <text:list-item>
                <text:p>Solução numérica</text:p>
                <text:list>
                  <text:list-item>
                    <text:p>Elementos finitos</text:p>
                  </text:list-item>
                  <text:list-item>
                    <text:p>Diferenças finita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12.696cm" svg:height="2.541cm" svg:x="3.338cm" svg:y="14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8.919cm" svg:x="2.399cm" svg:y="1.914cm" presentation:class="outline" presentation:user-transformed="true">
          <draw:text-box>
            <text:list text:style-name="L3">
              <text:list-item>
                <text:p>Poucas soluções analíticas</text:p>
                <text:list>
                  <text:list-item>
                    <text:p>Onda plana, esférica</text:p>
                  </text:list-item>
                  <text:list-item>
                    <text:p>Meios homogêneos</text:p>
                  </text:list-item>
                </text:list>
              </text:list-item>
              <text:list-item>
                <text:p>Solução numérica</text:p>
                <text:list>
                  <text:list-item>
                    <text:p>Elementos finitos</text:p>
                  </text:list-item>
                  <text:list-item>
                    <text:p>Diferenças finita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12.696cm" svg:height="2.541cm" svg:x="3.338cm" svg:y="14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" draw:layer="layout" svg:width="10.217cm" svg:height="4.065cm" svg:x="17.774cm" svg:y="14.228cm" presentation:class="outline" presentation:user-transformed="true">
          <draw:text-box>
            <text:list text:style-name="L3">
              <text:list-item>
                <text:p text:style-name="P1">Simples</text:p>
              </text:list-item>
              <text:list-item>
                <text:p text:style-name="P1"><text:span text:style-name="T8">Grid </text:span>regular</text:p>
              </text:list-item>
            </text:list>
          </draw:text-box>
        </draw:frame>
        <draw:line draw:style-name="gr12" draw:text-style-name="P9" draw:layer="layout" svg:x1="15.934cm" svg:y1="14.936cm" svg:x2="17.519cm" svg:y2="14.228cm">
          <text:p/>
        </draw:line>
        <draw:line draw:style-name="gr12" draw:text-style-name="P9" draw:layer="layout" svg:x1="15.942cm" svg:y1="17.176cm" svg:x2="17.519cm" svg:y2="17.784cm">
          <text:p/>
        </draw:line>
        <draw:custom-shape draw:style-name="gr11" draw:text-style-name="P9" draw:layer="layout" svg:width="9.51cm" svg:height="5.081cm" svg:x="17.52cm" svg:y="13.5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5.191cm" svg:height="3.507cm" svg:x="1.399cm" svg:y="8.749cm" presentation:class="title" presentation:user-transformed="true">
          <draw:text-box>
            <text:p><text:span text:style-name="T5">DIFERENÇAS FINIT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4" draw:layer="layout" svg:width="24.685cm" svg:height="2.833cm" svg:x="1.653cm" svg:y="9.087cm" presentation:class="outline" presentation:user-transformed="true">
          <draw:text-box>
            <text:p text:style-name="P9"><text:span text:style-name="T9">derivadas </text:span><text:span text:style-name="T10">≈</text:span><text:span text:style-name="T11"> diferenç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4.631cm" svg:height="16.256cm" svg:x="1.399cm" svg:y="2.54cm" presentation:class="outline" presentation:user-transformed="true">
          <draw:text-box>
            <text:p><text:span text:style-name="T12">Série de Taylor:</text:span></text:p>
          </draw:text-box>
        </draw:frame>
        <draw:frame draw:style-name="gr2" draw:layer="layout" svg:width="25.807cm" svg:height="9.444cm" svg:x="1.171cm" svg:y="7.11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4.631cm" svg:height="17.018cm" svg:x="1.399cm" svg:y="1.778cm" presentation:class="outline" presentation:user-transformed="true">
          <draw:text-box>
            <text:p><text:span text:style-name="T12">Equação de diferenças:</text:span></text:p>
          </draw:text-box>
        </draw:frame>
        <draw:frame draw:style-name="gr2" draw:layer="layout" svg:width="25.205cm" svg:height="9.444cm" svg:x="1.172cm" svg:y="7.11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4.631cm" svg:height="17.018cm" svg:x="1.399cm" svg:y="1.778cm" presentation:class="outline" presentation:user-transformed="true">
          <draw:text-box>
            <text:p><text:span text:style-name="T12">Equação de diferenças:</text:span></text:p>
          </draw:text-box>
        </draw:frame>
        <draw:frame draw:style-name="gr2" draw:layer="layout" svg:width="23.479cm" svg:height="4.336cm" svg:x="1.172cm" svg:y="7.212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1cm" svg:height="3.507cm" svg:x="1.524cm" svg:y="1.065cm" presentation:class="title" presentation:user-transformed="true">
          <draw:text-box>
            <text:p text:style-name="P12">Discretização</text:p>
          </draw:text-box>
        </draw:frame>
        <draw:frame draw:style-name="gr2" draw:layer="layout" svg:width="1.126cm" svg:height="1.956cm" svg:x="3.302cm" svg:y="6.44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3" draw:text-style-name="P9" draw:layer="layout" svg:x1="5.08cm" svg:y1="7.636cm" svg:x2="24.13cm" svg:y2="7.636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1cm" svg:height="3.507cm" svg:x="1.524cm" svg:y="1.065cm" presentation:class="title" presentation:user-transformed="true">
          <draw:text-box>
            <text:p text:style-name="P12">Discretização</text:p>
          </draw:text-box>
        </draw:frame>
        <draw:frame draw:style-name="gr2" draw:layer="layout" svg:width="1.126cm" svg:height="1.956cm" svg:x="3.302cm" svg:y="6.44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3" draw:text-style-name="P9" draw:layer="layout" svg:x1="5.08cm" svg:y1="7.636cm" svg:x2="24.13cm" svg:y2="7.636cm">
          <text:p/>
        </draw:line>
        <draw:line draw:style-name="gr14" draw:text-style-name="P9" draw:layer="layout" svg:x1="5.078cm" svg:y1="14.534cm" svg:x2="24.892cm" svg:y2="14.534cm">
          <text:p/>
        </draw:line>
        <draw:frame draw:style-name="gr2" draw:layer="layout" svg:width="1.481cm" svg:height="2.219cm" svg:x="3.102cm" svg:y="13.34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5" draw:text-style-name="P9" draw:layer="layout" svg:width="3.556cm" svg:height="3.048cm" svg:x="12.446cm" svg:y="9.652cm">
          <text:p/>
          <draw:enhanced-geometry svg:viewBox="0 0 21600 21600" draw:text-areas="?f0 0 ?f2 ?f5" draw:type="down-arrow" draw:modifiers="12163.7258117416 6509.755411863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1cm" svg:height="3.507cm" svg:x="1.524cm" svg:y="1.065cm" presentation:class="title" presentation:user-transformed="true">
          <draw:text-box>
            <text:p text:style-name="P12">Discretização</text:p>
          </draw:text-box>
        </draw:frame>
        <draw:frame draw:style-name="gr2" draw:layer="layout" svg:width="1.126cm" svg:height="1.956cm" svg:x="3.302cm" svg:y="6.44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3" draw:text-style-name="P9" draw:layer="layout" svg:x1="5.08cm" svg:y1="7.636cm" svg:x2="24.13cm" svg:y2="7.636cm">
          <text:p/>
        </draw:line>
        <draw:line draw:style-name="gr14" draw:text-style-name="P9" draw:layer="layout" svg:x1="5.078cm" svg:y1="14.534cm" svg:x2="24.892cm" svg:y2="14.534cm">
          <text:p/>
        </draw:line>
        <draw:frame draw:style-name="gr2" draw:layer="layout" svg:width="1.481cm" svg:height="2.219cm" svg:x="3.102cm" svg:y="13.34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5" draw:text-style-name="P9" draw:layer="layout" svg:width="3.556cm" svg:height="3.048cm" svg:x="12.446cm" svg:y="9.652cm">
          <text:p/>
          <draw:enhanced-geometry svg:viewBox="0 0 21600 21600" draw:text-areas="?f0 0 ?f2 ?f5" draw:type="down-arrow" draw:modifiers="12163.7258117416 6509.755411863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38cm" svg:height="1.35cm" svg:x="11.176cm" svg:y="15.8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6" draw:text-style-name="P9" draw:layer="layout" svg:x1="11.04cm" svg:y1="15.24cm" svg:x2="12.564cm" svg:y2="15.24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1cm" svg:height="3.507cm" svg:x="1.524cm" svg:y="1.065cm" presentation:class="title" presentation:user-transformed="true">
          <draw:text-box>
            <text:p text:style-name="P12">Discretização</text:p>
          </draw:text-box>
        </draw:frame>
        <draw:frame draw:style-name="gr2" draw:layer="layout" svg:width="1.126cm" svg:height="1.956cm" svg:x="3.302cm" svg:y="6.4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3" draw:text-style-name="P9" draw:layer="layout" svg:x1="5.08cm" svg:y1="7.636cm" svg:x2="24.13cm" svg:y2="7.636cm">
          <text:p/>
        </draw:line>
        <draw:line draw:style-name="gr14" draw:text-style-name="P9" draw:layer="layout" svg:x1="5.078cm" svg:y1="14.534cm" svg:x2="24.892cm" svg:y2="14.534cm">
          <text:p/>
        </draw:line>
        <draw:frame draw:style-name="gr2" draw:layer="layout" svg:width="1.481cm" svg:height="2.219cm" svg:x="3.102cm" svg:y="13.34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5" draw:text-style-name="P9" draw:layer="layout" svg:width="3.556cm" svg:height="3.048cm" svg:x="12.446cm" svg:y="9.652cm">
          <text:p/>
          <draw:enhanced-geometry svg:viewBox="0 0 21600 21600" draw:text-areas="?f0 0 ?f2 ?f5" draw:type="down-arrow" draw:modifiers="12163.7258117416 6509.755411863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38cm" svg:height="1.35cm" svg:x="11.176cm" svg:y="15.8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16" draw:text-style-name="P9" draw:layer="layout" svg:x1="11.04cm" svg:y1="15.24cm" svg:x2="12.564cm" svg:y2="15.24cm">
          <text:p/>
        </draw:line>
        <draw:frame draw:style-name="gr2" draw:layer="layout" svg:width="1.514cm" svg:height="2.219cm" svg:x="15.748cm" svg:y="16.5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2.77cm" svg:height="2.219cm" svg:x="19.093cm" svg:y="16.42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17" draw:text-style-name="P9" draw:layer="layout" svg:x1="18.444cm" svg:y1="14.603cm" svg:x2="17.229cm" svg:y2="17.018cm">
          <text:p/>
        </draw:line>
        <draw:line draw:style-name="gr17" draw:text-style-name="P9" draw:layer="layout" svg:x1="19.89cm" svg:y1="14.552cm" svg:x2="20.32cm" svg:y2="17.272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4.631cm" svg:height="17.018cm" svg:x="1.399cm" svg:y="1.778cm" presentation:class="outline" presentation:user-transformed="true">
          <draw:text-box>
            <text:p><text:span text:style-name="T12">Equação de diferenças:</text:span></text:p>
          </draw:text-box>
        </draw:frame>
        <draw:frame draw:style-name="gr2" draw:layer="layout" svg:width="18.388cm" svg:height="4.439cm" svg:x="4.801cm" svg:y="7.21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4.631cm" svg:height="17.018cm" svg:x="1.399cm" svg:y="1.778cm" presentation:class="outline" presentation:user-transformed="true">
          <draw:text-box>
            <text:p><text:span text:style-name="T12">Equação de diferenças:</text:span></text:p>
          </draw:text-box>
        </draw:frame>
        <draw:frame draw:style-name="gr2" draw:layer="layout" svg:width="18.388cm" svg:height="4.439cm" svg:x="4.801cm" svg:y="7.2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8" draw:text-style-name="P9" xml:id="id7" draw:id="id7" draw:layer="layout" svg:width="3.81cm" svg:height="5.334cm" svg:x="13.20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481cm" svg:height="2.219cm" svg:x="16.553cm" svg:y="14.98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8" draw:text-style-name="P9" xml:id="id8" draw:id="id8" draw:layer="layout" svg:width="9.144cm" svg:height="2.541cm" svg:x="9.552cm" svg:y="14.9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7.871cm" svg:height="1.831cm" svg:x="10.06cm" svg:y="15.143cm">
          <draw:text-box>
            <text:p text:style-name="P12"><text:span text:style-name="T2">No ponto</text:span></text:p>
          </draw:text-box>
        </draw:frame>
        <draw:connector draw:style-name="gr19" draw:text-style-name="P9" draw:layer="layout" svg:x1="15.113cm" svg:y1="12.192cm" svg:x2="14.124cm" svg:y2="14.986cm" draw:start-shape="id7" draw:start-glue-point="8" draw:end-shape="id8" draw:end-glue-point="0" svg:d="m15113 12192v1397h-989v1397" svg:viewBox="0 0 990 2795">
          <text:p/>
        </draw:connecto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1cm" svg:height="3.507cm" svg:x="1.399cm" svg:y="0.537cm" presentation:class="title">
          <draw:text-box>
            <text:p text:style-name="P12">Tipos de diferenças</text:p>
          </draw:text-box>
        </draw:frame>
        <draw:frame presentation:style-name="pr7" draw:layer="layout" svg:width="24.631cm" svg:height="13.443cm" svg:x="1.399cm" svg:y="5.088cm" presentation:class="outline" presentation:user-transformed="true">
          <draw:text-box>
            <text:list text:style-name="L3">
              <text:list-item>
                <text:p>Explícita</text:p>
                <text:p/>
              </text:list-item>
              <text:list-item>
                <text:p>Implícita</text:p>
                <text:p/>
              </text:list-item>
              <text:list-item>
                <text:p>Centrada</text:p>
              </text:list-item>
            </text:list>
          </draw:text-box>
        </draw:frame>
        <draw:frame draw:style-name="gr2" draw:layer="layout" svg:width="11.658cm" svg:height="4.439cm" svg:x="9.932cm" svg:y="4.04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11.822cm" svg:height="4.439cm" svg:x="10.032cm" svg:y="9.63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13.078cm" svg:height="4.439cm" svg:x="10.16cm" svg:y="15.119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 text:style-name="P12">Segundas derivadas</text:p>
          </draw:text-box>
        </draw:frame>
        <draw:frame draw:style-name="gr2" draw:layer="layout" svg:width="18.374cm" svg:height="4.69cm" svg:x="3.978cm" svg:y="7.756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 text:style-name="P12">Equação da onda</text:p>
          </draw:text-box>
        </draw:frame>
        <draw:frame draw:style-name="gr2" draw:layer="layout" svg:width="25.866cm" svg:height="4.941cm" svg:x="1.062cm" svg:y="13.113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10.189cm" svg:height="4.659cm" svg:x="8.936cm" svg:y="5.588cm">
          <draw:object xlink:href="./Object 83" xlink:type="simple" xlink:show="embed" xlink:actuate="onLoad"/>
          <draw:image xlink:href="./ObjectReplacements/Object 8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 text:style-name="P12">Equação da onda</text:p>
          </draw:text-box>
        </draw:frame>
        <draw:frame draw:style-name="gr2" draw:layer="layout" svg:width="25.866cm" svg:height="4.941cm" svg:x="1.062cm" svg:y="5.113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24.694cm" svg:height="2.727cm" svg:x="1.976cm" svg:y="11.24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 text:style-name="P12">Equação da onda</text:p>
          </draw:text-box>
        </draw:frame>
        <draw:frame draw:style-name="gr2" draw:layer="layout" svg:width="25.866cm" svg:height="4.941cm" svg:x="1.062cm" svg:y="5.11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24.694cm" svg:height="2.727cm" svg:x="1.976cm" svg:y="11.2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5.227cm" svg:height="4.678cm" svg:x="7.62cm" svg:y="15.342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20" draw:text-style-name="P9" draw:layer="layout" svg:width="6.35cm" svg:height="4.928cm" svg:x="7.112cm" svg:y="15.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9" draw:layer="layout" svg:x1="13.208cm" svg:y1="15.494cm" svg:x2="14.478cm" svg:y2="13.462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layer="layout" svg:width="24.694cm" svg:height="2.727cm" svg:x="2.032cm" svg:y="1.878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4.631cm" svg:height="12.183cm" svg:x="1.399cm" svg:y="7.615cm" presentation:class="outline" presentation:user-transformed="true">
          <draw:text-box>
            <text:p text:style-name="P9">Sabendo <text:s text:c="7"/>e <text:s text:c="10"/></text:p>
            <text:p text:style-name="P9"/>
            <text:p text:style-name="P9"/>
            <text:p text:style-name="P9"/>
          </draw:text-box>
        </draw:frame>
        <draw:frame draw:style-name="gr2" draw:layer="layout" svg:width="24.694cm" svg:height="2.727cm" svg:x="2.032cm" svg:y="1.878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layer="layout" svg:width="1.54cm" svg:height="2.47cm" svg:x="13.546cm" svg:y="7.096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2.96cm" svg:height="2.47cm" svg:x="16.778cm" svg:y="7.115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4.631cm" svg:height="12.183cm" svg:x="1.399cm" svg:y="7.615cm" presentation:class="outline" presentation:user-transformed="true">
          <draw:text-box>
            <text:p text:style-name="P9">Sabendo <text:s text:c="7"/>e <text:s text:c="10"/></text:p>
            <text:p text:style-name="P9"/>
            <text:p text:style-name="P9"/>
            <text:p text:style-name="P9">Prever o futuro <text:s text:c="11"/></text:p>
            <text:p text:style-name="P9"/>
          </draw:text-box>
        </draw:frame>
        <draw:frame draw:style-name="gr2" draw:layer="layout" svg:width="24.694cm" svg:height="2.727cm" svg:x="2.032cm" svg:y="1.878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1.54cm" svg:height="2.47cm" svg:x="13.546cm" svg:y="7.09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2.96cm" svg:height="2.47cm" svg:x="16.778cm" svg:y="7.11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4.139cm" svg:height="2.47cm" svg:x="16.779cm" svg:y="15.759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ustom-shape draw:style-name="gr15" draw:text-style-name="P9" draw:layer="layout" svg:width="3.556cm" svg:height="3.048cm" svg:x="11.53cm" svg:y="11.268cm">
          <text:p/>
          <draw:enhanced-geometry svg:viewBox="0 0 21600 21600" draw:text-areas="?f0 0 ?f2 ?f5" draw:type="down-arrow" draw:modifiers="12163.7258117416 6509.755411863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5" draw:text-style-name="P5" draw:layer="layout" svg:width="25.191cm" svg:height="3.507cm" svg:x="1.399cm" svg:y="8.749cm" presentation:class="title" presentation:user-transformed="true">
          <draw:text-box>
            <text:p text:style-name="P6"><text:span text:style-name="T5">EXEMPL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1cm" svg:height="3.507cm" svg:x="1.399cm" svg:y="0.537cm" presentation:class="title" presentation:user-transformed="true">
          <draw:text-box>
            <text:p>Estabilidade</text:p>
          </draw:text-box>
        </draw:frame>
        <draw:frame presentation:style-name="pr7" draw:layer="layout" svg:width="24.631cm" svg:height="12.183cm" svg:x="2.399cm" svg:y="5.915cm" presentation:class="outline" presentation:user-transformed="true">
          <draw:text-box>
            <text:list text:style-name="L3">
              <text:list-item>
                <text:p>Discretização</text:p>
              </text:list-item>
              <text:list-item>
                <text:p>Frequência da fonte</text:p>
              </text:list-item>
              <text:list-item>
                <text:p>Velocida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5" draw:text-style-name="P5" draw:layer="layout" svg:width="25.191cm" svg:height="4.953cm" svg:x="1.399cm" svg:y="8.026cm" presentation:class="title" presentation:user-transformed="true">
          <draw:text-box>
            <text:p text:style-name="P6"><text:span text:style-name="T5">DIFERENÇAS DE </text:span><text:span text:style-name="T5"><text:line-break/></text:span><text:span text:style-name="T5">MAIOR ORD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5" draw:layer="layout" svg:width="25.191cm" svg:height="3.507cm" svg:x="1.399cm" svg:y="1.537cm" presentation:class="title" presentation:user-transformed="true">
          <draw:text-box>
            <text:p text:style-name="P12">Quarta ordem</text:p>
          </draw:text-box>
        </draw:frame>
        <draw:frame draw:style-name="gr2" draw:layer="layout" svg:width="25.913cm" svg:height="4.101cm" svg:x="1.039cm" svg:y="8.731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2" draw:layer="layout" svg:width="25.191cm" svg:height="3.507cm" svg:x="1.399cm" svg:y="1.537cm" presentation:class="title" presentation:user-transformed="true">
          <draw:text-box>
            <text:p text:style-name="P12">Comum: 4ª espaço – 2ª tempo</text:p>
          </draw:text-box>
        </draw:frame>
        <draw:frame draw:style-name="gr2" draw:layer="layout" svg:width="26.478cm" svg:height="6.103cm" svg:x="0.756cm" svg:y="7.736cm"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draw:frame presentation:style-name="pr5" draw:text-style-name="P5" draw:layer="layout" svg:width="25.191cm" svg:height="3.507cm" svg:x="1.399cm" svg:y="8.749cm" presentation:class="title" presentation:user-transformed="true">
          <draw:text-box>
            <text:p text:style-name="P6"><text:span text:style-name="T5">EXEMPL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1cm" svg:height="3.507cm" svg:x="1.399cm" svg:y="0.537cm" presentation:class="title" presentation:user-transformed="true">
          <draw:text-box>
            <text:p>Condições de contorno</text:p>
          </draw:text-box>
        </draw:frame>
        <draw:frame presentation:style-name="pr7" draw:layer="layout" svg:width="24.631cm" svg:height="12.183cm" svg:x="2.399cm" svg:y="5.915cm" presentation:class="outline" presentation:user-transformed="true">
          <draw:text-box>
            <text:list text:style-name="L3">
              <text:list-item>
                <text:p>Superfície livre em z = 0</text:p>
              </text:list-item>
              <text:list-item>
                <text:p>Ideal: <text:s/>meio semi-infinito</text:p>
              </text:list-item>
              <text:list-item>
                <text:p>Eliminar reflex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draw:frame presentation:style-name="pr5" draw:text-style-name="P5" draw:layer="layout" svg:width="25.191cm" svg:height="4.953cm" svg:x="1.399cm" svg:y="8.026cm" presentation:class="title" presentation:user-transformed="true">
          <draw:text-box>
            <text:p text:style-name="P6"><text:span text:style-name="T5">CONDIÇÕES DE CONTORNO DE ABSORÇÃO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12" draw:layer="layout" svg:width="25.191cm" svg:height="3.507cm" svg:x="2.399cm" svg:y="3.537cm" presentation:class="title" presentation:user-transformed="true">
          <draw:text-box>
            <text:p text:style-name="P12">Principais:</text:p>
          </draw:text-box>
        </draw:frame>
        <draw:frame presentation:style-name="pr7" draw:layer="layout" svg:width="24.631cm" svg:height="12.183cm" svg:x="2.399cm" svg:y="7.915cm" presentation:class="outline" presentation:user-transformed="true">
          <draw:text-box>
            <text:list text:style-name="L3">
              <text:list-item>
                <text:p>Gaussian taper</text:p>
              </text:list-item>
              <text:list-item>
                <text:p>Não-reflexivas (onda plana)</text:p>
              </text:list-item>
              <text:list-item>
                <text:p>Perfectly Matched Layers (PML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9" draw:layer="layout" svg:x1="1.778cm" svg:y1="7.874cm" svg:x2="26.162cm" svg:y2="7.874cm">
          <text:p/>
        </draw:lin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9" draw:layer="layout" svg:x1="1.778cm" svg:y1="7.874cm" svg:x2="26.162cm" svg:y2="7.874cm">
          <text:p/>
        </draw:line>
        <draw:line draw:style-name="gr16" draw:text-style-name="P9" draw:layer="layout" svg:x1="21.082cm" svg:y1="9.144cm" svg:x2="25.654cm" svg:y2="9.144cm">
          <text:p/>
        </draw:lin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9" draw:layer="layout" svg:x1="1.778cm" svg:y1="7.874cm" svg:x2="26.162cm" svg:y2="7.874cm">
          <text:p/>
        </draw:line>
        <draw:line draw:style-name="gr16" draw:text-style-name="P9" draw:layer="layout" svg:x1="21.082cm" svg:y1="9.144cm" svg:x2="25.654cm" svg:y2="9.144cm">
          <text:p/>
        </draw:line>
        <draw:frame draw:style-name="gr2" draw:layer="layout" svg:width="12.362cm" svg:height="2.46cm" svg:x="12.192cm" svg:y="12.446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line draw:style-name="gr21" draw:text-style-name="P9" draw:layer="layout" svg:x1="23.368cm" svg:y1="9.144cm" svg:x2="18.542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9" draw:layer="layout" svg:x1="1.778cm" svg:y1="7.874cm" svg:x2="26.162cm" svg:y2="7.874cm">
          <text:p/>
        </draw:line>
        <draw:line draw:style-name="gr16" draw:text-style-name="P9" draw:layer="layout" svg:x1="21.082cm" svg:y1="9.144cm" svg:x2="25.654cm" svg:y2="9.144cm">
          <text:p/>
        </draw:line>
        <draw:frame draw:style-name="gr2" draw:layer="layout" svg:width="12.362cm" svg:height="2.46cm" svg:x="12.192cm" svg:y="12.446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line draw:style-name="gr21" draw:text-style-name="P9" draw:layer="layout" svg:x1="23.368cm" svg:y1="9.144cm" svg:x2="18.542cm" svg:y2="12.446cm">
          <text:p/>
        </draw:line>
        <draw:frame draw:style-name="gr2" draw:layer="layout" svg:width="3.216cm" svg:height="1.71cm" svg:x="17.78cm" svg:y="4.6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line draw:style-name="gr17" draw:text-style-name="P9" draw:layer="layout" svg:x1="19.304cm" svg:y1="6.35cm" svg:x2="20.828cm" svg:y2="7.62cm">
          <text:p/>
        </draw:lin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9" draw:layer="layout" svg:x1="1.778cm" svg:y1="7.874cm" svg:x2="26.162cm" svg:y2="7.874cm">
          <text:p/>
        </draw:line>
        <draw:line draw:style-name="gr16" draw:text-style-name="P9" draw:layer="layout" svg:x1="21.082cm" svg:y1="9.144cm" svg:x2="25.654cm" svg:y2="9.144cm">
          <text:p/>
        </draw:line>
        <draw:frame draw:style-name="gr2" draw:layer="layout" svg:width="12.362cm" svg:height="2.46cm" svg:x="12.192cm" svg:y="12.446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line draw:style-name="gr21" draw:text-style-name="P9" draw:layer="layout" svg:x1="23.368cm" svg:y1="9.144cm" svg:x2="18.542cm" svg:y2="12.446cm">
          <text:p/>
        </draw:line>
        <draw:frame draw:style-name="gr2" draw:layer="layout" svg:width="3.185cm" svg:height="1.719cm" svg:x="19.28cm" svg:y="4.6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17" draw:text-style-name="P9" draw:layer="layout" svg:x1="20.804cm" svg:y1="6.35cm" svg:x2="22.328cm" svg:y2="7.62cm">
          <text:p/>
        </draw:lin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9" draw:layer="layout" svg:x1="1.778cm" svg:y1="7.874cm" svg:x2="26.162cm" svg:y2="7.874cm">
          <text:p/>
        </draw:line>
        <draw:line draw:style-name="gr16" draw:text-style-name="P9" draw:layer="layout" svg:x1="21.082cm" svg:y1="9.144cm" svg:x2="25.654cm" svg:y2="9.144cm">
          <text:p/>
        </draw:line>
        <draw:frame draw:style-name="gr2" draw:layer="layout" svg:width="12.362cm" svg:height="2.46cm" svg:x="12.192cm" svg:y="12.446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line draw:style-name="gr21" draw:text-style-name="P9" draw:layer="layout" svg:x1="23.368cm" svg:y1="9.144cm" svg:x2="18.542cm" svg:y2="12.446cm">
          <text:p/>
        </draw:line>
        <draw:frame draw:style-name="gr2" draw:layer="layout" svg:width="3.246cm" svg:height="1.719cm" svg:x="20.78cm" svg:y="4.64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line draw:style-name="gr17" draw:text-style-name="P9" draw:layer="layout" svg:x1="22.304cm" svg:y1="6.35cm" svg:x2="23.828cm" svg:y2="7.62cm">
          <text:p/>
        </draw:lin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9" draw:layer="layout" svg:x1="1.778cm" svg:y1="7.874cm" svg:x2="26.162cm" svg:y2="7.874cm">
          <text:p/>
        </draw:line>
        <draw:line draw:style-name="gr16" draw:text-style-name="P9" draw:layer="layout" svg:x1="21.082cm" svg:y1="9.144cm" svg:x2="25.654cm" svg:y2="9.144cm">
          <text:p/>
        </draw:line>
        <draw:frame draw:style-name="gr2" draw:layer="layout" svg:width="12.362cm" svg:height="2.46cm" svg:x="12.192cm" svg:y="12.446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line draw:style-name="gr21" draw:text-style-name="P9" draw:layer="layout" svg:x1="23.368cm" svg:y1="9.144cm" svg:x2="18.542cm" svg:y2="12.446cm">
          <text:p/>
        </draw:line>
        <draw:frame draw:style-name="gr2" draw:layer="layout" svg:width="3.203cm" svg:height="1.719cm" svg:x="22.18cm" svg:y="4.6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line draw:style-name="gr17" draw:text-style-name="P9" draw:layer="layout" svg:x1="23.704cm" svg:y1="6.35cm" svg:x2="25.228cm" svg:y2="7.62cm">
          <text:p/>
        </draw:lin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Não-reflexivas</text:p>
          </draw:text-box>
        </draw:frame>
        <draw:frame presentation:style-name="pr7" draw:layer="layout" svg:width="24.631cm" svg:height="12.183cm" svg:x="1.399cm" svg:y="3.915cm" presentation:class="outline" presentation:user-transformed="true">
          <draw:text-box>
            <text:list text:style-name="L3">
              <text:list-item>
                <text:p>Onda plana</text:p>
              </text:list-item>
              <text:list-item>
                <text:p>Índice de reflexão = 0</text:p>
              </text:list-item>
            </text:list>
          </draw:text-box>
        </draw:frame>
        <draw:frame draw:style-name="gr2" draw:layer="layout" svg:width="9.458cm" svg:height="4.176cm" svg:x="9.266cm" svg:y="9.502cm"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Não-reflexivas</text:p>
          </draw:text-box>
        </draw:frame>
        <draw:frame presentation:style-name="pr7" draw:layer="layout" svg:width="24.631cm" svg:height="12.183cm" svg:x="1.399cm" svg:y="3.915cm" presentation:class="outline" presentation:user-transformed="true">
          <draw:text-box>
            <text:list text:style-name="L3">
              <text:list-item>
                <text:p>Onda plana</text:p>
              </text:list-item>
              <text:list-item>
                <text:p>Coeficiente de reflexão = 0</text:p>
              </text:list-item>
            </text:list>
          </draw:text-box>
        </draw:frame>
        <draw:frame draw:style-name="gr2" draw:layer="layout" svg:width="17.942cm" svg:height="4.69cm" svg:x="5.024cm" svg:y="14.322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2" draw:layer="layout" svg:width="9.458cm" svg:height="4.176cm" svg:x="9.266cm" svg:y="9.502cm">
          <draw:object xlink:href="./Object 53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draw:frame presentation:style-name="pr5" draw:text-style-name="P5" draw:layer="layout" svg:width="25.191cm" svg:height="3.507cm" svg:x="1.399cm" svg:y="8.749cm" presentation:class="title" presentation:user-transformed="true">
          <draw:text-box>
            <text:p text:style-name="P6"><text:span text:style-name="T5">EXEMPL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draw:frame presentation:style-name="pr5" draw:text-style-name="P5" draw:layer="layout" svg:width="25.191cm" svg:height="3.507cm" svg:x="1.399cm" svg:y="8.749cm" presentation:class="title" presentation:user-transformed="true">
          <draw:text-box>
            <text:p text:style-name="P6"><text:span text:style-name="T5">ONDAS ELÁSTICAS P-S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1cm" svg:height="3.507cm" svg:x="1.399cm" svg:y="0.537cm" presentation:class="title">
          <draw:text-box>
            <text:p>Meios estratificados</text:p>
          </draw:text-box>
        </draw:frame>
        <draw:frame presentation:style-name="pr7" draw:layer="layout" svg:width="24.631cm" svg:height="12.183cm" svg:x="1.399cm" svg:y="4.015cm" presentation:class="outline" presentation:user-transformed="true">
          <draw:text-box>
            <text:list text:style-name="L3">
              <text:list-item>
                <text:p>Decompor movimento</text:p>
              </text:list-item>
            </text:list>
          </draw:text-box>
        </draw:frame>
        <draw:frame draw:style-name="gr22" draw:text-style-name="P9" draw:layer="layout" svg:width="27.99cm" svg:height="15.091cm" svg:x="0.101cm" svg:y="5.915cm">
          <draw:image xlink:href="../p-sv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text-style-name="P12" draw:layer="layout" svg:width="25.191cm" svg:height="3.507cm" svg:x="1.399cm" svg:y="0.537cm" presentation:class="title">
          <draw:text-box>
            <text:p>Ondas P-SV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Sistema de equações</text:p>
              </text:list-item>
            </text:list>
          </draw:text-box>
        </draw:frame>
        <draw:frame draw:style-name="gr2" draw:layer="layout" svg:width="25.642cm" svg:height="1.962cm" svg:x="1.174cm" svg:y="8.813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25.612cm" svg:height="1.973cm" svg:x="1.174cm" svg:y="13.013cm"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text-style-name="P12" draw:layer="layout" svg:width="25.191cm" svg:height="3.507cm" svg:x="1.399cm" svg:y="0.537cm" presentation:class="title">
          <draw:text-box>
            <text:p>Ondas P-SV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Sistema de equações</text:p>
              </text:list-item>
            </text:list>
          </draw:text-box>
        </draw:frame>
        <draw:frame draw:style-name="gr2" draw:layer="layout" svg:width="25.642cm" svg:height="1.962cm" svg:x="1.174cm" svg:y="8.813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25.612cm" svg:height="1.973cm" svg:x="1.174cm" svg:y="13.013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ustom-shape draw:style-name="gr7" draw:text-style-name="P9" xml:id="id11" draw:id="id11" draw:layer="layout" svg:width="1.877cm" svg:height="1.879cm" svg:x="11.684cm" svg:y="13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0" draw:id="id10" draw:layer="layout" svg:width="15.748cm" svg:height="2.54cm" svg:x="11.43cm" svg:y="17.5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15.661cm" svg:height="1.831cm" svg:x="11.684cm" svg:y="17.78cm">
          <draw:text-box>
            <text:p text:style-name="P12"><text:span text:style-name="T2">Deslocamento em x e z</text:span></text:p>
          </draw:text-box>
        </draw:frame>
        <draw:connector draw:style-name="gr10" draw:text-style-name="P9" draw:layer="layout" draw:line-skew="-0.203cm" svg:x1="21.46cm" svg:y1="15.234cm" svg:x2="19.304cm" svg:y2="17.526cm" draw:start-shape="id9" draw:start-glue-point="8" draw:end-shape="id10" draw:end-glue-point="0" svg:d="m21460 15234v930h-2156v1362" svg:viewBox="0 0 2157 2293">
          <text:p/>
        </draw:connector>
        <draw:connector draw:style-name="gr10" draw:text-style-name="P9" draw:layer="layout" svg:x1="12.623cm" svg:y1="15.087cm" svg:x2="19.304cm" svg:y2="17.526cm" draw:start-shape="id11" draw:start-glue-point="8" draw:end-shape="id10" draw:end-glue-point="0" svg:d="m12623 15087v1207h6681v1232" svg:viewBox="0 0 6682 2440">
          <text:p/>
        </draw:connector>
        <draw:custom-shape draw:style-name="gr7" draw:text-style-name="P9" xml:id="id9" draw:id="id9" draw:layer="layout" svg:width="1.877cm" svg:height="1.879cm" svg:x="20.521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text-style-name="P12" draw:layer="layout" svg:width="25.191cm" svg:height="3.507cm" svg:x="1.399cm" svg:y="0.537cm" presentation:class="title">
          <draw:text-box>
            <text:p>Ondas P-SV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Sistema de equações</text:p>
              </text:list-item>
            </text:list>
          </draw:text-box>
        </draw:frame>
        <draw:frame draw:style-name="gr2" draw:layer="layout" svg:width="25.642cm" svg:height="1.962cm" svg:x="1.174cm" svg:y="8.813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5.612cm" svg:height="1.973cm" svg:x="1.174cm" svg:y="13.013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custom-shape draw:style-name="gr3" draw:text-style-name="P9" draw:layer="layout" svg:width="1.877cm" svg:height="1.879cm" svg:x="1.174cm" svg:y="1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3" draw:id="id13" draw:layer="layout" svg:width="4.572cm" svg:height="2.286cm" svg:x="3.556cm" svg:y="17.5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3" draw:layer="layout" svg:width="4.315cm" svg:height="1.831cm" svg:x="3.813cm" svg:y="17.78cm">
          <draw:text-box>
            <text:p text:style-name="P12"><text:span text:style-name="T2">Lamé</text:span></text:p>
          </draw:text-box>
        </draw:frame>
        <draw:connector draw:style-name="gr6" draw:text-style-name="P9" draw:layer="layout" draw:line-skew="-0.203cm" svg:x1="5.037cm" svg:y1="14.91cm" svg:x2="5.842cm" svg:y2="17.526cm" draw:start-shape="id12" draw:start-glue-point="8" draw:end-shape="id13" draw:end-glue-point="0" svg:d="m5037 14910v1092h805v1524" svg:viewBox="0 0 806 2617">
          <text:p/>
        </draw:connector>
        <draw:connector draw:style-name="gr6" draw:text-style-name="P9" draw:layer="layout" svg:x1="2.038cm" svg:y1="14.911cm" svg:x2="5.842cm" svg:y2="17.526cm" draw:end-shape="id13" draw:end-glue-point="0" svg:d="m2038 14911v1007h3804v1608" svg:viewBox="0 0 3805 2616">
          <text:p/>
        </draw:connector>
        <draw:custom-shape draw:style-name="gr3" draw:text-style-name="P9" xml:id="id12" draw:id="id12" draw:layer="layout" svg:width="1.877cm" svg:height="1.879cm" svg:x="4.098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6" draw:id="id16" draw:layer="layout" svg:width="1.877cm" svg:height="1.879cm" svg:x="11.684cm" svg:y="13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5" draw:id="id15" draw:layer="layout" svg:width="15.748cm" svg:height="2.54cm" svg:x="11.43cm" svg:y="17.5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15.661cm" svg:height="1.831cm" svg:x="11.684cm" svg:y="17.78cm">
          <draw:text-box>
            <text:p text:style-name="P12"><text:span text:style-name="T2">Deslocamento em x e z</text:span></text:p>
          </draw:text-box>
        </draw:frame>
        <draw:connector draw:style-name="gr10" draw:text-style-name="P9" draw:layer="layout" draw:line-skew="-0.203cm" svg:x1="21.46cm" svg:y1="15.234cm" svg:x2="19.304cm" svg:y2="17.526cm" draw:start-shape="id14" draw:start-glue-point="8" draw:end-shape="id15" draw:end-glue-point="0" svg:d="m21460 15234v930h-2156v1362" svg:viewBox="0 0 2157 2293">
          <text:p/>
        </draw:connector>
        <draw:connector draw:style-name="gr10" draw:text-style-name="P9" draw:layer="layout" svg:x1="12.623cm" svg:y1="15.087cm" svg:x2="19.304cm" svg:y2="17.526cm" draw:start-shape="id16" draw:start-glue-point="8" draw:end-shape="id15" draw:end-glue-point="0" svg:d="m12623 15087v1207h6681v1232" svg:viewBox="0 0 6682 2440">
          <text:p/>
        </draw:connector>
        <draw:custom-shape draw:style-name="gr7" draw:text-style-name="P9" xml:id="id14" draw:id="id14" draw:layer="layout" svg:width="1.877cm" svg:height="1.879cm" svg:x="20.521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text-style-name="P12" draw:layer="layout" svg:width="25.191cm" svg:height="3.507cm" svg:x="1.399cm" svg:y="0.537cm" presentation:class="title">
          <draw:text-box>
            <text:p>Ondas P-SV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Sistema de equações</text:p>
              </text:list-item>
            </text:list>
          </draw:text-box>
        </draw:frame>
        <draw:frame draw:style-name="gr2" draw:layer="layout" svg:width="25.642cm" svg:height="1.962cm" svg:x="1.174cm" svg:y="8.813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2" draw:layer="layout" svg:width="25.612cm" svg:height="1.973cm" svg:x="1.174cm" svg:y="13.013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custom-shape draw:style-name="gr3" draw:text-style-name="P9" draw:layer="layout" svg:width="1.877cm" svg:height="1.879cm" svg:x="1.174cm" svg:y="1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8" draw:id="id18" draw:layer="layout" svg:width="4.572cm" svg:height="2.286cm" svg:x="3.556cm" svg:y="17.5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3" draw:layer="layout" svg:width="4.315cm" svg:height="1.831cm" svg:x="3.813cm" svg:y="17.78cm">
          <draw:text-box>
            <text:p text:style-name="P12"><text:span text:style-name="T2">Lamé</text:span></text:p>
          </draw:text-box>
        </draw:frame>
        <draw:connector draw:style-name="gr6" draw:text-style-name="P9" draw:layer="layout" draw:line-skew="-0.203cm" svg:x1="5.037cm" svg:y1="14.91cm" svg:x2="5.842cm" svg:y2="17.526cm" draw:start-shape="id17" draw:start-glue-point="8" draw:end-shape="id18" draw:end-glue-point="0" svg:d="m5037 14910v1092h805v1524" svg:viewBox="0 0 806 2617">
          <text:p/>
        </draw:connector>
        <draw:connector draw:style-name="gr6" draw:text-style-name="P9" draw:layer="layout" svg:x1="2.038cm" svg:y1="14.911cm" svg:x2="5.842cm" svg:y2="17.526cm" draw:end-shape="id18" draw:end-glue-point="0" svg:d="m2038 14911v1007h3804v1608" svg:viewBox="0 0 3805 2616">
          <text:p/>
        </draw:connector>
        <draw:custom-shape draw:style-name="gr3" draw:text-style-name="P9" xml:id="id17" draw:id="id17" draw:layer="layout" svg:width="1.877cm" svg:height="1.879cm" svg:x="4.098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1" draw:id="id21" draw:layer="layout" svg:width="1.877cm" svg:height="1.879cm" svg:x="11.684cm" svg:y="13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0" draw:id="id20" draw:layer="layout" svg:width="15.748cm" svg:height="2.54cm" svg:x="11.43cm" svg:y="17.5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15.661cm" svg:height="1.831cm" svg:x="11.684cm" svg:y="17.78cm">
          <draw:text-box>
            <text:p text:style-name="P12"><text:span text:style-name="T2">Deslocamento em x e z</text:span></text:p>
          </draw:text-box>
        </draw:frame>
        <draw:connector draw:style-name="gr10" draw:text-style-name="P9" draw:layer="layout" draw:line-skew="-0.203cm" svg:x1="21.46cm" svg:y1="15.234cm" svg:x2="19.304cm" svg:y2="17.526cm" draw:start-shape="id19" draw:start-glue-point="8" draw:end-shape="id20" draw:end-glue-point="0" svg:d="m21460 15234v930h-2156v1362" svg:viewBox="0 0 2157 2293">
          <text:p/>
        </draw:connector>
        <draw:connector draw:style-name="gr10" draw:text-style-name="P9" draw:layer="layout" svg:x1="12.623cm" svg:y1="15.087cm" svg:x2="19.304cm" svg:y2="17.526cm" draw:start-shape="id21" draw:start-glue-point="8" draw:end-shape="id20" draw:end-glue-point="0" svg:d="m12623 15087v1207h6681v1232" svg:viewBox="0 0 6682 2440">
          <text:p/>
        </draw:connector>
        <draw:custom-shape draw:style-name="gr7" draw:text-style-name="P9" xml:id="id19" draw:id="id19" draw:layer="layout" svg:width="1.877cm" svg:height="1.879cm" svg:x="20.521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23" draw:id="id23" draw:layer="layout" svg:width="7.996cm" svg:height="2.286cm" svg:x="18.034cm" svg:y="5.0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draw:layer="layout" svg:width="7.62cm" svg:height="1.831cm" svg:x="18.472cm" svg:y="5.286cm">
          <draw:text-box>
            <text:p text:style-name="P12"><text:span text:style-name="T2">Densidade</text:span></text:p>
          </draw:text-box>
        </draw:frame>
        <draw:connector draw:style-name="gr25" draw:text-style-name="P9" draw:layer="layout" svg:x1="23.446cm" svg:y1="9.144cm" svg:x2="22.032cm" svg:y2="7.318cm" draw:start-shape="id22" draw:start-glue-point="4" draw:end-shape="id23" draw:end-glue-point="2" svg:d="m23446 9144v-900h-1414v-926" svg:viewBox="0 0 1415 1827">
          <text:p/>
        </draw:connector>
        <draw:custom-shape draw:style-name="gr26" draw:text-style-name="P9" xml:id="id22" draw:id="id22" draw:layer="layout" svg:width="1.877cm" svg:height="1.879cm" svg:x="22.507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Discretização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4ª espaço + 2ª tempo = instável</text:p>
              </text:list-item>
              <text:list-item>
                <text:p>Staggered grid:</text:p>
                <text:list>
                  <text:list-item>
                    <text:p>Tensões e velocidades</text:p>
                  </text:list-item>
                </text:list>
              </text:list-item>
            </text:list>
          </draw:text-box>
        </draw:frame>
        <draw:frame draw:style-name="gr2" draw:layer="layout" svg:width="7.94cm" svg:height="2.208cm" svg:x="2.474cm" svg:y="14.756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2" draw:layer="layout" svg:width="12.412cm" svg:height="4.439cm" svg:x="13.308cm" svg:y="13.541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line draw:style-name="gr21" draw:text-style-name="P9" draw:layer="layout" svg:x1="6.604cm" svg:y1="12.192cm" svg:x2="6.096cm" svg:y2="14.756cm">
          <text:p/>
        </draw:line>
        <draw:line draw:style-name="gr21" draw:text-style-name="P9" draw:layer="layout" svg:x1="12.784cm" svg:y1="12.09cm" svg:x2="14.478cm" svg:y2="14.478cm">
          <text:p/>
        </draw:lin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Staggered grid</text:p>
          </draw:text-box>
        </draw:frame>
        <draw:frame draw:style-name="gr2" draw:layer="layout" svg:width="14.01cm" svg:height="2.219cm" svg:x="2.5cm" svg:y="4.493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2" draw:layer="layout" svg:width="14.285cm" svg:height="2.219cm" svg:x="2.525cm" svg:y="7.341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2" draw:layer="layout" svg:width="19.367cm" svg:height="2.256cm" svg:x="2.526cm" svg:y="10.342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draw:layer="layout" svg:width="19.253cm" svg:height="2.256cm" svg:x="2.527cm" svg:y="13.34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" draw:layer="layout" svg:width="14.649cm" svg:height="2.256cm" svg:x="2.528cm" svg:y="16.442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presentation:style-name="pr5" draw:text-style-name="P16" draw:layer="layout" svg:width="25.191cm" svg:height="3.507cm" draw:transform="skewX (-8.43078248778438E-017) rotate (0.653276739021478) translate (3.048cm 16.927cm)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Staggered grid</text:p>
          </draw:text-box>
        </draw:frame>
        <draw:frame draw:style-name="gr2" draw:layer="layout" svg:width="14.01cm" svg:height="2.219cm" svg:x="2.5cm" svg:y="4.493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14.285cm" svg:height="2.219cm" svg:x="2.525cm" svg:y="7.341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19.367cm" svg:height="2.256cm" svg:x="2.526cm" svg:y="10.342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2" draw:layer="layout" svg:width="19.253cm" svg:height="2.256cm" svg:x="2.527cm" svg:y="13.342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14.649cm" svg:height="2.256cm" svg:x="2.528cm" svg:y="16.442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presentation:style-name="pr5" draw:text-style-name="P16" draw:layer="layout" svg:width="25.191cm" svg:height="3.507cm" draw:transform="skewX (-8.43078248778438E-017) rotate (0.653276739021478) translate (3.048cm 16.927cm)" presentation:class="title" presentation:user-transformed="true">
          <draw:text-box>
            <text:p/>
          </draw:text-box>
        </draw:frame>
        <draw:custom-shape draw:style-name="gr11" draw:text-style-name="P9" draw:layer="layout" svg:width="15.494cm" svg:height="5.588cm" svg:x="2.032cm" svg:y="4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draw:layer="layout" svg:width="8.89cm" svg:height="3.409cm" svg:x="17.78cm" svg:y="5.209cm">
          <draw:text-box>
            <text:p text:style-name="P12"><text:span text:style-name="T2">Equação do movimento</text:span></text:p>
          </draw:text-box>
        </draw:frame>
        <draw:custom-shape draw:style-name="gr27" draw:text-style-name="P9" draw:layer="layout" svg:width="9.144cm" svg:height="4.318cm" svg:x="18.034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Staggered grid</text:p>
          </draw:text-box>
        </draw:frame>
        <draw:frame draw:style-name="gr2" draw:layer="layout" svg:width="14.01cm" svg:height="2.219cm" svg:x="2.5cm" svg:y="4.493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14.285cm" svg:height="2.219cm" svg:x="2.525cm" svg:y="7.341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2" draw:layer="layout" svg:width="19.367cm" svg:height="2.256cm" svg:x="2.526cm" svg:y="10.342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19.253cm" svg:height="2.256cm" svg:x="2.527cm" svg:y="13.342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14.649cm" svg:height="2.256cm" svg:x="2.528cm" svg:y="16.442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presentation:style-name="pr5" draw:text-style-name="P16" draw:layer="layout" svg:width="25.191cm" svg:height="3.507cm" draw:transform="skewX (-8.43078248778438E-017) rotate (0.653276739021478) translate (3.048cm 16.927cm)" presentation:class="title" presentation:user-transformed="true">
          <draw:text-box>
            <text:p/>
          </draw:text-box>
        </draw:frame>
        <draw:custom-shape draw:style-name="gr11" draw:text-style-name="P9" draw:layer="layout" svg:width="15.494cm" svg:height="5.588cm" svg:x="2.032cm" svg:y="4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draw:layer="layout" svg:width="8.89cm" svg:height="3.409cm" svg:x="17.78cm" svg:y="5.209cm">
          <draw:text-box>
            <text:p text:style-name="P12"><text:span text:style-name="T2">Equação do movimento</text:span></text:p>
          </draw:text-box>
        </draw:frame>
        <draw:custom-shape draw:style-name="gr28" draw:text-style-name="P9" draw:layer="layout" svg:width="20.701cm" svg:height="8.733cm" svg:x="1.905cm" svg:y="10.3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9" draw:layer="layout" svg:width="9.144cm" svg:height="4.318cm" svg:x="18.034cm" svg:y="16.002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8.89cm" svg:height="3.409cm" svg:x="18.288cm" svg:y="16.256cm">
          <draw:text-box>
            <text:p text:style-name="P12"><text:span text:style-name="T2">Relações constitutiv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Staggered grid</text:p>
          </draw:text-box>
        </draw:frame>
        <draw:frame draw:style-name="gr2" draw:layer="layout" svg:width="14.01cm" svg:height="2.219cm" svg:x="2.5cm" svg:y="4.493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" draw:layer="layout" svg:width="14.285cm" svg:height="2.219cm" svg:x="2.525cm" svg:y="7.341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19.367cm" svg:height="2.256cm" svg:x="2.526cm" svg:y="10.342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19.253cm" svg:height="2.256cm" svg:x="2.527cm" svg:y="13.342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14.649cm" svg:height="2.256cm" svg:x="2.528cm" svg:y="16.442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custom-shape draw:style-name="gr29" draw:text-style-name="P9" draw:layer="layout" svg:width="27.991cm" svg:height="21.006cm" svg:x="0cm" svg:y="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9.008cm" svg:height="3.832cm" draw:transform="skewX (1.022567597935E-016) rotate (0.648564350041093) translate (5.5cm 14.985cm)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5.191cm" svg:height="3.507cm" draw:transform="skewX (-8.43078248778438E-017) rotate (0.653276739021478) translate (3.048cm 16.927cm)" presentation:class="title" presentation:user-transformed="true">
          <draw:text-box>
            <text:p><text:span text:style-name="T13">Primeiras derivad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9">
        <office:forms form:automatic-focus="false" form:apply-design-mode="false"/>
        <draw:frame draw:style-name="gr22" draw:text-style-name="P9" draw:layer="layout" svg:width="27.99cm" svg:height="17.036cm" svg:x="0.001cm" svg:y="4.064cm">
          <draw:image xlink:href="../staggered-grid-space.png" xlink:type="simple" xlink:show="embed" xlink:actuate="onLoad">
            <text:p/>
          </draw:image>
        </draw:frame>
        <draw:frame presentation:style-name="pr5" draw:layer="layout" svg:width="25.191cm" svg:height="3.507cm" svg:x="1.399cm" svg:y="0.537cm" presentation:class="title">
          <draw:text-box>
            <text:p>2ª ordem espaço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2ª ordem tempo</text:p>
          </draw:text-box>
        </draw:frame>
        <draw:frame draw:style-name="gr22" draw:text-style-name="P9" draw:layer="layout" svg:width="26.924cm" svg:height="17.069cm" svg:x="0.533cm" svg:y="3.964cm">
          <draw:image xlink:href="../staggered-gri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text-style-name="P17" draw:layer="layout" svg:width="25.191cm" svg:height="3.507cm" svg:x="1.399cm" svg:y="0.537cm" presentation:class="title">
          <draw:text-box>
            <text:p text:style-name="P6"><text:span text:style-name="T5">EXEMPLO</text:span></text:p>
          </draw:text-box>
        </draw:frame>
        <draw:frame presentation:style-name="pr7" draw:layer="layout" svg:width="24.631cm" svg:height="15.697cm" svg:x="1.399cm" svg:y="4.115cm" presentation:class="outline" presentation:user-transformed="true">
          <draw:text-box>
            <text:list text:style-name="L3">
              <text:list-item>
                <text:p>Parsimonious staggered grid (Luo e Schuster, 1990)</text:p>
              </text:list-item>
              <text:list-item>
                <text:p>Implementação: <text:span text:style-name="T5">Fatiando a Terra</text:span></text:p>
                <text:list>
                  <text:list-item>
                    <text:p><text:span text:style-name="T14">Software livre</text:span></text:p>
                  </text:list-item>
                  <text:list-item>
                    <text:p><text:span text:style-name="T14">Biblioteca de modelagem/inversão</text:span></text:p>
                  </text:list-item>
                  <text:list-item>
                    <text:p><text:span text:style-name="T14">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<text:span text:style-name="T14"><text:a xlink:href="http://www.fatiando.org/" xlink:type="simple">www.fatiando.org</text:a></text:span></text:p>
          </draw:text-box>
        </draw:frame>
        <draw:frame draw:style-name="gr22" draw:text-style-name="P9" draw:layer="layout" svg:width="27.99cm" svg:height="15.315cm" svg:x="0cm" svg:y="4.526cm">
          <draw:image xlink:href="../fatiando-org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Very_20_fine_20_dotted" draw:display-name="Very fine dotted" draw:style="rect" draw:dots1="1" draw:distance="1.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889cm"/>
            <style:text-properties fo:font-family="StarSymbol" fo:color="#000000" fo:font-size="50%"/>
          </text:list-level-style-bullet>
          <text:list-level-style-bullet text:level="2" text:bullet-char="–">
            <style:list-level-properties text:space-before="1.5cm" text:min-label-width="0.889cm"/>
            <style:text-properties fo:font-family="StarSymbol" fo:color="#000000" fo:font-size="50%"/>
          </text:list-level-style-bullet>
          <text:list-level-style-bullet text:level="3" text:bullet-char="●">
            <style:list-level-properties text:space-before="2.8cm" text:min-label-width="0.889cm"/>
            <style:text-properties fo:font-family="StarSymbol" fo:color="#000000" fo:font-size="50%"/>
          </text:list-level-style-bullet>
          <text:list-level-style-bullet text:level="4" text:bullet-char="–">
            <style:list-level-properties text:space-before="4.2cm" text:min-label-width="0.889cm"/>
            <style:text-properties fo:font-family="StarSymbol" fo:color="#000000" fo:font-size="50%"/>
          </text:list-level-style-bullet>
          <text:list-level-style-bullet text:level="5" text:bullet-char="●">
            <style:list-level-properties text:space-before="5.4cm" text:min-label-width="0.889cm"/>
            <style:text-properties fo:font-family="StarSymbol" fo:color="#000000" fo:font-size="50%"/>
          </text:list-level-style-bullet>
          <text:list-level-style-bullet text:level="6" text:bullet-char="●">
            <style:list-level-properties text:space-before="6.6cm" text:min-label-width="0.889cm"/>
            <style:text-properties fo:font-family="StarSymbol" fo:color="#000000" fo:font-size="50%"/>
          </text:list-level-style-bullet>
          <text:list-level-style-bullet text:level="7" text:bullet-char="●">
            <style:list-level-properties text:space-before="7.8cm" text:min-label-width="0.889cm"/>
            <style:text-properties fo:font-family="StarSymbol" fo:color="#000000" fo:font-size="50%"/>
          </text:list-level-style-bullet>
          <text:list-level-style-bullet text:level="8" text:bullet-char="●">
            <style:list-level-properties text:space-before="9cm" text:min-label-width="0.889cm"/>
            <style:text-properties fo:font-family="StarSymbol" fo:color="#000000" fo:font-size="50%"/>
          </text:list-level-style-bullet>
          <text:list-level-style-bullet text:level="9" text:bullet-char="●">
            <style:list-level-properties text:space-before="10.2cm" text:min-label-width="0.889cm"/>
            <style:text-properties fo:font-family="StarSymbol" fo:color="#000000" fo:font-size="50%"/>
          </text:list-level-style-bullet>
          <text:list-level-style-bullet text:level="10" text:bullet-char="●">
            <style:list-level-properties text:space-before="11.4cm" text:min-label-width="0.889cm"/>
            <style:text-properties fo:font-family="StarSymbol" fo:color="#000000" fo:font-size="50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333333" style:text-outline="false" style:text-line-through-style="none" fo:font-family="Ubuntu" style:font-pitch="variable" fo:font-size="4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50%" fo:text-indent="0cm"/>
      <style:text-properties fo:color="#333333" fo:font-family="Ubuntu" style:font-pitch="variable" fo:font-size="36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50%" fo:text-indent="0cm"/>
      <style:text-properties fo:color="#333333" fo:font-family="Ubuntu" style:font-pitch="variable" fo:font-size="30pt" style:font-size-asian="30pt" style:font-size-complex="3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50%" fo:text-indent="0cm"/>
      <style:text-properties fo:color="#333333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50%" fo:text-indent="0cm"/>
      <style:text-properties fo:color="#333333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line-height="150%" fo:text-indent="0cm"/>
      <style:text-properties fo:color="#333333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line-height="150%" fo:text-indent="0cm"/>
      <style:text-properties fo:color="#333333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Ubuntu" style:font-pitch="variable" fo:font-size="5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50pt" style:font-style-asian="normal" style:font-weight-asian="normal" style:font-family-complex="'Lohit Hind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5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10-15T08:54:34</meta:creation-date>
    <dc:date>2013-10-16T01:05:37</dc:date>
    <dc:creator>Leonardo Uieda</dc:creator>
    <meta:editing-duration>PT6H30M</meta:editing-duration>
    <meta:editing-cycles>110</meta:editing-cycles>
    <meta:generator>LibreOffice/3.5$Linux_X86_64 LibreOffice_project/350m1$Build-2</meta:generator>
    <meta:document-statistic meta:object-count="424"/>
  </office:meta>
</office:document-meta>
</file>

<file path=Object 1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z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sup>
            <mo stretchy="false">∂</mo>
            <mn>2</mn>
          </msup>
          <mi>u</mi>
        </mrow>
        <mrow>
          <mo stretchy="false">∂</mo>
          <msup>
            <mi>t</mi>
            <mn>2</mn>
          </msup>
        </mrow>
      </mfrac>
    </mrow>
    <annotation encoding="StarMath 5.0">{partial^2 u}over{partial z^2} = {1}over{V^2} {partial^2 u}over{partial t^2}</annotation>
  </semantics>
</math>
</file>

<file path=Object 10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z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sup>
            <mo stretchy="false">∂</mo>
            <mn>2</mn>
          </msup>
          <mi>u</mi>
        </mrow>
        <mrow>
          <mo stretchy="false">∂</mo>
          <msup>
            <mi>t</mi>
            <mn>2</mn>
          </msup>
        </mrow>
      </mfrac>
    </mrow>
    <annotation encoding="StarMath 5.0">{partial^2 u}over{partial z^2} = {1}over{V^2} {partial^2 u}over{partial t^2}</annotation>
  </semantics>
</math>
</file>

<file path=Object 11/content.xml><?xml version="1.0" encoding="utf-8"?>
<math xmlns="http://www.w3.org/1998/Math/MathML">
  <semantics>
    <mrow>
      <mfrac>
        <mrow>
          <mi>u</mi>
          <mrow>
            <mrow>
              <mo stretchy="false">(</mo>
              <mrow>
                <mrow>
                  <mi>z</mi>
                  <mo stretchy="false">+</mo>
                  <mo stretchy="false">Δ</mo>
                </mrow>
              </mrow>
              <mo stretchy="false">)</mo>
            </mrow>
            <mo stretchy="false">−</mo>
            <mi>u</mi>
          </mrow>
          <mrow>
            <mo stretchy="false">(</mo>
            <mrow>
              <mi>z</mi>
            </mrow>
            <mo stretchy="false">)</mo>
          </mrow>
        </mrow>
        <mrow>
          <mo stretchy="false">Δ</mo>
        </mrow>
      </mfrac>
      <mrow>
        <mi/>
        <mo stretchy="false">=</mo>
        <mi/>
      </mrow>
      <mfrac>
        <mrow>
          <mo stretchy="false">∂</mo>
          <mi>u</mi>
        </mrow>
        <mrow>
          <mo stretchy="false">∂</mo>
          <mi>z</mi>
        </mrow>
      </mfrac>
      <mrow>
        <mi/>
        <mo stretchy="false">+</mo>
        <mi/>
      </mrow>
      <mi>O</mi>
      <mrow>
        <mo stretchy="false">(</mo>
        <mrow>
          <mn>2</mn>
        </mrow>
        <mo stretchy="false">)</mo>
      </mrow>
    </mrow>
    <annotation encoding="StarMath 5.0">{u(z + %DELTA) - u(z)}over{%DELTA} ~ = ~ {partial u}over{partial z} ~ + ~ O(2)</annotation>
  </semantics>
</math>
</file>

<file path=Object 12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z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sup>
            <mo stretchy="false">∂</mo>
            <mn>2</mn>
          </msup>
          <mi>u</mi>
        </mrow>
        <mrow>
          <mo stretchy="false">∂</mo>
          <msup>
            <mi>t</mi>
            <mn>2</mn>
          </msup>
        </mrow>
      </mfrac>
    </mrow>
    <annotation encoding="StarMath 5.0">{partial^2 u}over{partial z^2} = {1}over{V^2} {partial^2 u}over{partial t^2}</annotation>
  </semantics>
</math>
</file>

<file path=Object 13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sub>
              <mi>u</mi>
              <mi>i</mi>
            </msub>
          </mrow>
        </mrow>
        <mrow>
          <mo stretchy="false">Δ</mo>
        </mrow>
      </mfrac>
      <mrow>
        <mi/>
        <mo stretchy="false">≈</mo>
        <mi/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{u_{i+1} - u_i}over{%DELTA} ~ approx ~ {partial u}over{partial z}</annotation>
  </semantics>
</math>
</file>

<file path=Object 14/content.xml><?xml version="1.0" encoding="utf-8"?>
<math xmlns="http://www.w3.org/1998/Math/MathML">
  <semantics>
    <mrow>
      <mi>z</mi>
    </mrow>
    <annotation encoding="StarMath 5.0">z</annotation>
  </semantics>
</math>
</file>

<file path=Object 15/content.xml><?xml version="1.0" encoding="utf-8"?>
<math xmlns="http://www.w3.org/1998/Math/MathML">
  <semantics>
    <mrow>
      <msub>
        <mi>z</mi>
        <mi>i</mi>
      </msub>
    </mrow>
    <annotation encoding="StarMath 5.0">z_i</annotation>
  </semantics>
</math>
</file>

<file path=Object 16/content.xml><?xml version="1.0" encoding="utf-8"?>
<math xmlns="http://www.w3.org/1998/Math/MathML">
  <semantics>
    <mrow>
      <mo stretchy="false">Δ</mo>
    </mrow>
    <annotation encoding="StarMath 5.0">%DELTA
</annotation>
  </semantics>
</math>
</file>

<file path=Object 17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sub>
              <mi>u</mi>
              <mi>i</mi>
            </msub>
          </mrow>
        </mrow>
        <mrow>
          <mo stretchy="false">Δ</mo>
        </mrow>
      </mfrac>
      <mrow>
        <mi/>
        <mo stretchy="false">=</mo>
        <mi/>
      </mrow>
      <mfrac>
        <mrow>
          <mo stretchy="false">∂</mo>
          <mi>u</mi>
        </mrow>
        <mrow>
          <mo stretchy="false">∂</mo>
          <mi>z</mi>
        </mrow>
      </mfrac>
      <mrow>
        <mi/>
        <mo stretchy="false">+</mo>
        <mi/>
      </mrow>
      <mi>O</mi>
      <mrow>
        <mo stretchy="false">(</mo>
        <mrow>
          <mn>2</mn>
        </mrow>
        <mo stretchy="false">)</mo>
      </mrow>
    </mrow>
    <annotation encoding="StarMath 5.0">{u_{i+1} - u_i}over{%DELTA} ~ = ~ {partial u}over{partial z} ~ + ~ O(2)</annotation>
  </semantics>
</math>
</file>

<file path=Object 18/content.xml><?xml version="1.0" encoding="utf-8"?>
<math xmlns="http://www.w3.org/1998/Math/MathML">
  <semantics>
    <mrow>
      <msub>
        <mi>z</mi>
        <mi>i</mi>
      </msub>
    </mrow>
    <annotation encoding="StarMath 5.0">z_i</annotation>
  </semantics>
</math>
</file>

<file path=Object 19/content.xml><?xml version="1.0" encoding="utf-8"?>
<math xmlns="http://www.w3.org/1998/Math/MathML">
  <semantics>
    <mrow>
      <mo stretchy="false">Δ</mo>
    </mrow>
    <annotation encoding="StarMath 5.0">%DELTA
</annotation>
  </semantics>
</math>
</file>

<file path=Object 2/content.xml><?xml version="1.0" encoding="utf-8"?>
<math xmlns="http://www.w3.org/1998/Math/MathML">
  <semantics>
    <mtable>
      <mtr>
        <mtd>
          <mrow>
            <mi>u</mi>
            <mrow>
              <mrow>
                <mo stretchy="false">(</mo>
                <mrow>
                  <mrow>
                    <mi>z</mi>
                    <mo stretchy="false">+</mo>
                    <mo stretchy="false">Δ</mo>
                  </mrow>
                </mrow>
                <mo stretchy="false">)</mo>
              </mrow>
              <mo stretchy="false">=</mo>
              <mi>u</mi>
            </mrow>
            <mrow>
              <mo stretchy="false">(</mo>
              <mrow>
                <mi>z</mi>
              </mrow>
              <mo stretchy="false">)</mo>
            </mrow>
            <mrow>
              <mi/>
              <mo stretchy="false">+</mo>
              <mi/>
            </mrow>
            <mo stretchy="false">Δ</mo>
            <mfrac>
              <mrow>
                <mo stretchy="false">∂</mo>
                <mi>u</mi>
              </mrow>
              <mrow>
                <mo stretchy="false">∂</mo>
                <mi>z</mi>
              </mrow>
            </mfrac>
            <mrow>
              <mi/>
              <mo stretchy="false">+</mo>
              <mi/>
            </mrow>
            <mfrac>
              <mrow>
                <msup>
                  <mo stretchy="false">Δ</mo>
                  <mn>2</mn>
                </msup>
              </mrow>
              <mrow>
                <mn>2</mn>
                <mi>!</mi>
              </mrow>
            </mfrac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z</mi>
                  <mn>2</mn>
                </msup>
              </mrow>
            </mfrac>
          </mrow>
        </mtd>
      </mtr>
      <mtr>
        <mtd>
          <mrow>
            <mrow>
              <mo stretchy="false">+</mo>
              <mi/>
            </mrow>
            <mfrac>
              <mrow>
                <msup>
                  <mo stretchy="false">Δ</mo>
                  <mn>3</mn>
                </msup>
              </mrow>
              <mrow>
                <mn>3</mn>
                <mi>!</mi>
              </mrow>
            </mfrac>
            <mfrac>
              <mrow>
                <msup>
                  <mo stretchy="false">∂</mo>
                  <mn>3</mn>
                </msup>
                <mi>u</mi>
              </mrow>
              <mrow>
                <mo stretchy="false">∂</mo>
                <msup>
                  <mi>z</mi>
                  <mn>3</mn>
                </msup>
              </mrow>
            </mfrac>
            <mrow>
              <mi/>
              <mo stretchy="false">+</mo>
              <mi/>
            </mrow>
            <mo stretchy="false">⋯</mo>
          </mrow>
        </mtd>
      </mtr>
    </mtable>
    <annotation encoding="StarMath 5.0">u(z + %DELTA) = u(z) ~ + ~ %DELTA {partial u}over{partial z} ~ + ~ {%DELTA^2}over{2!}{partial^2 u}over{partial z^2} 
newline + ~ {%DELTA^3}over{3!}{partial^3 u}over{partial z^3} ~ + ~ dotsaxis 
</annotation>
  </semantics>
</math>
</file>

<file path=Object 20/content.xml><?xml version="1.0" encoding="utf-8"?>
<math xmlns="http://www.w3.org/1998/Math/MathML">
  <semantics>
    <mrow>
      <msub>
        <mi>u</mi>
        <mi>i</mi>
      </msub>
    </mrow>
    <annotation encoding="StarMath 5.0">u_i</annotation>
  </semantics>
</math>
</file>

<file path=Object 21/content.xml><?xml version="1.0" encoding="utf-8"?>
<math xmlns="http://www.w3.org/1998/Math/MathML">
  <semantics>
    <mrow>
      <msub>
        <mi>u</mi>
        <mrow>
          <mrow>
            <mi>i</mi>
            <mo stretchy="false">+</mo>
            <mn>1</mn>
          </mrow>
        </mrow>
      </msub>
    </mrow>
    <annotation encoding="StarMath 5.0">u_{i+1}</annotation>
  </semantics>
</math>
</file>

<file path=Object 22/content.xml><?xml version="1.0" encoding="utf-8"?>
<math xmlns="http://www.w3.org/1998/Math/MathML">
  <semantics>
    <mrow>
      <mfrac>
        <mrow>
          <mrow>
            <msub>
              <mi>u</mi>
              <mrow>
                <mi>i</mi>
              </mrow>
            </msub>
            <mo stretchy="false">−</mo>
            <msub>
              <mi>u</mi>
              <mrow>
                <mrow>
                  <mi>i</mi>
                  <mo stretchy="false">−</mo>
                  <mn>1</mn>
                </mrow>
              </mrow>
            </msub>
          </mrow>
        </mrow>
        <mrow>
          <mo stretchy="false">Δ</mo>
        </mrow>
      </mfrac>
      <mrow>
        <mi/>
        <mo stretchy="false">≈</mo>
        <mi/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{u_{i} - u_{i-1}}over{%DELTA} ~ approx ~ {partial u}over{partial z}</annotation>
  </semantics>
</math>
</file>

<file path=Object 23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sub>
              <mi>u</mi>
              <mrow>
                <mrow>
                  <mi>i</mi>
                  <mo stretchy="false">−</mo>
                  <mn>1</mn>
                </mrow>
              </mrow>
            </msub>
          </mrow>
        </mrow>
        <mrow>
          <mn>2</mn>
          <mo stretchy="false">Δ</mo>
        </mrow>
      </mfrac>
      <mrow>
        <mi/>
        <mo stretchy="false">≈</mo>
        <mi/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{u_{i+1} - u_{i-1}}over{2%DELTA} ~ approx ~ {partial u}over{partial z}</annotation>
  </semantics>
</math>
</file>

<file path=Object 24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i/>
          </mrow>
          <mn>2</mn>
          <mi/>
          <mrow>
            <msub>
              <mi>u</mi>
              <mi>i</mi>
            </msub>
            <mo stretchy="false">+</mo>
            <mi/>
          </mrow>
          <msub>
            <mi>u</mi>
            <mrow>
              <mrow>
                <mi>i</mi>
                <mo stretchy="false">−</mo>
                <mn>1</mn>
              </mrow>
            </mrow>
          </msub>
        </mrow>
        <mrow>
          <msup>
            <mo stretchy="false">Δ</mo>
            <mn>2</mn>
          </msup>
        </mrow>
      </mfrac>
      <mrow>
        <mi/>
        <mo stretchy="false">≈</mo>
        <mi/>
      </mrow>
      <mfrac>
        <mrow>
          <msup>
            <mo stretchy="false">∂</mo>
            <mn>2</mn>
          </msup>
          <mi>u</mi>
        </mrow>
        <mrow>
          <mo stretchy="false">∂</mo>
          <msup>
            <mi>z</mi>
            <mn>2</mn>
          </msup>
        </mrow>
      </mfrac>
    </mrow>
    <annotation encoding="StarMath 5.0">{u_{i+1}  - ` 2` u_i  + `  u_{i-1}}over{%DELTA^2} ~ approx ~ {partial^2 u}over{partial z^2}</annotation>
  </semantics>
</math>
</file>

<file path=Object 25/content.xml><?xml version="1.0" encoding="utf-8"?>
<math xmlns="http://www.w3.org/1998/Math/MathML">
  <semantics>
    <mrow>
      <mrow>
        <mfrac>
          <mrow>
            <mrow>
              <msubsup>
                <mi>u</mi>
                <mrow>
                  <mrow>
                    <mi>i</mi>
                    <mo stretchy="false">+</mo>
                    <mn>1</mn>
                  </mrow>
                </mrow>
                <mi>t</mi>
              </msubsup>
              <mo stretchy="false">−</mo>
              <mn>2</mn>
            </mrow>
            <mrow>
              <msubsup>
                <mi>u</mi>
                <mi>i</mi>
                <mi>t</mi>
              </msubsup>
              <mo stretchy="false">+</mo>
              <msubsup>
                <mi>u</mi>
                <mrow>
                  <mrow>
                    <mi>i</mi>
                    <mo stretchy="false">−</mo>
                    <mn>1</mn>
                  </mrow>
                </mrow>
                <mi>t</mi>
              </msubsup>
            </mrow>
          </mrow>
          <mrow>
            <mo stretchy="false">Δ</mo>
            <msup>
              <mi>x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row>
            <msubsup>
              <mi>u</mi>
              <mi>i</mi>
              <mrow>
                <mrow>
                  <mi>t</mi>
                  <mo stretchy="false">+</mo>
                  <mn>1</mn>
                </mrow>
              </mrow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i>i</mi>
              <mrow>
                <mrow>
                  <mi>t</mi>
                  <mo stretchy="false">−</mo>
                  <mn>1</mn>
                </mrow>
              </mrow>
            </msubsup>
          </mrow>
        </mrow>
        <mrow>
          <mo stretchy="false">Δ</mo>
          <msup>
            <mi>t</mi>
            <mn>2</mn>
          </msup>
        </mrow>
      </mfrac>
    </mrow>
    <annotation encoding="StarMath 5.0">{u^t_{i+1}  -  2 u^t_i  +   u^t_{i-1}}over{%DELTA x^2}  =  {1}over{V^2}
{u^{t+1}_i  -  2 u^t_i  +   u^{t-1}_i}over{%DELTA t^2}</annotation>
  </semantics>
</math>
</file>

<file path=Object 26/content.xml><?xml version="1.0" encoding="utf-8"?>
<math xmlns="http://www.w3.org/1998/Math/MathML">
  <semantics>
    <mrow>
      <mrow>
        <mfrac>
          <mrow>
            <mrow>
              <msubsup>
                <mi>u</mi>
                <mrow>
                  <mrow>
                    <mi>i</mi>
                    <mo stretchy="false">+</mo>
                    <mn>1</mn>
                  </mrow>
                </mrow>
                <mi>t</mi>
              </msubsup>
              <mo stretchy="false">−</mo>
              <mn>2</mn>
            </mrow>
            <mrow>
              <msubsup>
                <mi>u</mi>
                <mi>i</mi>
                <mi>t</mi>
              </msubsup>
              <mo stretchy="false">+</mo>
              <msubsup>
                <mi>u</mi>
                <mrow>
                  <mrow>
                    <mi>i</mi>
                    <mo stretchy="false">−</mo>
                    <mn>1</mn>
                  </mrow>
                </mrow>
                <mi>t</mi>
              </msubsup>
            </mrow>
          </mrow>
          <mrow>
            <mo stretchy="false">Δ</mo>
            <msup>
              <mi>x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row>
            <msubsup>
              <mi>u</mi>
              <mi>i</mi>
              <mrow>
                <mrow>
                  <mi>t</mi>
                  <mo stretchy="false">+</mo>
                  <mn>1</mn>
                </mrow>
              </mrow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i>i</mi>
              <mrow>
                <mrow>
                  <mi>t</mi>
                  <mo stretchy="false">−</mo>
                  <mn>1</mn>
                </mrow>
              </mrow>
            </msubsup>
          </mrow>
        </mrow>
        <mrow>
          <mo stretchy="false">Δ</mo>
          <msup>
            <mi>t</mi>
            <mn>2</mn>
          </msup>
        </mrow>
      </mfrac>
    </mrow>
    <annotation encoding="StarMath 5.0">{u^t_{i+1}  -  2 u^t_i  +   u^t_{i-1}}over{%DELTA x^2}  =  {1}over{V^2}
{u^{t+1}_i  -  2 u^t_i  +   u^{t-1}_i}over{%DELTA t^2}</annotation>
  </semantics>
</math>
</file>

<file path=Object 27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28/content.xml><?xml version="1.0" encoding="utf-8"?>
<math xmlns="http://www.w3.org/1998/Math/MathML">
  <semantics>
    <mrow>
      <mrow>
        <mfrac>
          <mrow>
            <mrow>
              <msubsup>
                <mi>u</mi>
                <mrow>
                  <mrow>
                    <mi>i</mi>
                    <mo stretchy="false">+</mo>
                    <mn>1</mn>
                  </mrow>
                </mrow>
                <mi>t</mi>
              </msubsup>
              <mo stretchy="false">−</mo>
              <mn>2</mn>
            </mrow>
            <mrow>
              <msubsup>
                <mi>u</mi>
                <mi>i</mi>
                <mi>t</mi>
              </msubsup>
              <mo stretchy="false">+</mo>
              <msubsup>
                <mi>u</mi>
                <mrow>
                  <mrow>
                    <mi>i</mi>
                    <mo stretchy="false">−</mo>
                    <mn>1</mn>
                  </mrow>
                </mrow>
                <mi>t</mi>
              </msubsup>
            </mrow>
          </mrow>
          <mrow>
            <mo stretchy="false">Δ</mo>
            <msup>
              <mi>x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row>
            <msubsup>
              <mi>u</mi>
              <mi>i</mi>
              <mrow>
                <mrow>
                  <mi>t</mi>
                  <mo stretchy="false">+</mo>
                  <mn>1</mn>
                </mrow>
              </mrow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i>i</mi>
              <mrow>
                <mrow>
                  <mi>t</mi>
                  <mo stretchy="false">−</mo>
                  <mn>1</mn>
                </mrow>
              </mrow>
            </msubsup>
          </mrow>
        </mrow>
        <mrow>
          <mo stretchy="false">Δ</mo>
          <msup>
            <mi>t</mi>
            <mn>2</mn>
          </msup>
        </mrow>
      </mfrac>
    </mrow>
    <annotation encoding="StarMath 5.0">{u^t_{i+1}  -  2 u^t_i  +   u^t_{i-1}}over{%DELTA x^2}  =  {1}over{V^2}
{u^{t+1}_i  -  2 u^t_i  +   u^{t-1}_i}over{%DELTA t^2}</annotation>
  </semantics>
</math>
</file>

<file path=Object 29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3/content.xml><?xml version="1.0" encoding="utf-8"?>
<math xmlns="http://www.w3.org/1998/Math/MathML">
  <semantics>
    <mtable>
      <mtr>
        <mtd>
          <mrow>
            <mfrac>
              <mrow>
                <mi>u</mi>
                <mrow>
                  <mrow>
                    <mo stretchy="false">(</mo>
                    <mrow>
                      <mrow>
                        <mi>z</mi>
                        <mo stretchy="false">+</mo>
                        <mo stretchy="false">Δ</mo>
                      </mrow>
                    </mrow>
                    <mo stretchy="false">)</mo>
                  </mrow>
                  <mo stretchy="false">−</mo>
                  <mi>u</mi>
                </mrow>
                <mrow>
                  <mo stretchy="false">(</mo>
                  <mrow>
                    <mi>z</mi>
                  </mrow>
                  <mo stretchy="false">)</mo>
                </mrow>
              </mrow>
              <mrow>
                <mo stretchy="false">Δ</mo>
              </mrow>
            </mfrac>
            <mrow>
              <mi/>
              <mo stretchy="false">=</mo>
              <mi/>
            </mrow>
            <mfrac>
              <mrow>
                <mo stretchy="false">∂</mo>
                <mi>u</mi>
              </mrow>
              <mrow>
                <mo stretchy="false">∂</mo>
                <mi>z</mi>
              </mrow>
            </mfrac>
            <mrow>
              <mi/>
              <mo stretchy="false">+</mo>
              <mi/>
            </mrow>
            <mfrac>
              <mrow>
                <mo stretchy="false">Δ</mo>
              </mrow>
              <mrow>
                <mn>2</mn>
                <mi>!</mi>
              </mrow>
            </mfrac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z</mi>
                  <mn>2</mn>
                </msup>
              </mrow>
            </mfrac>
          </mrow>
        </mtd>
      </mtr>
      <mtr>
        <mtd>
          <mrow>
            <mrow>
              <mrow>
                <mo stretchy="false">+</mo>
                <mi/>
              </mrow>
              <mfrac>
                <mrow>
                  <msup>
                    <mo stretchy="false">Δ</mo>
                    <mn>2</mn>
                  </msup>
                </mrow>
                <mrow>
                  <mn>3</mn>
                  <mi>!</mi>
                </mrow>
              </mfrac>
              <mfrac>
                <mrow>
                  <msup>
                    <mo stretchy="false">∂</mo>
                    <mn>3</mn>
                  </msup>
                  <mi>u</mi>
                </mrow>
                <mrow>
                  <mo stretchy="false">∂</mo>
                  <msup>
                    <mi>z</mi>
                    <mn>3</mn>
                  </msup>
                </mrow>
              </mfrac>
              <mrow>
                <mi/>
                <mo stretchy="false">+</mo>
                <mi/>
              </mrow>
              <mo stretchy="false">⋯</mo>
            </mrow>
          </mrow>
        </mtd>
      </mtr>
    </mtable>
    <annotation encoding="StarMath 5.0">{u(z + %DELTA) - u(z)}over{%DELTA} ~ = ~ {partial u}over{partial z} ~ + ~ {%DELTA}over{2!}{partial^2 u}over{partial z^2} 
newline alignr {+ ~ {%DELTA^2}over{3!}{partial^3 u}over{partial z^3} ~ + ~ dotsaxis}
</annotation>
  </semantics>
</math>
</file>

<file path=Object 30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31/content.xml><?xml version="1.0" encoding="utf-8"?>
<math xmlns="http://www.w3.org/1998/Math/MathML">
  <semantics>
    <mrow>
      <mfrac>
        <mrow>
          <mo stretchy="false">Δ</mo>
          <msup>
            <mi>t</mi>
            <mn>2</mn>
          </msup>
          <msup>
            <mi>V</mi>
            <mn>2</mn>
          </msup>
        </mrow>
        <mrow>
          <mo stretchy="false">Δ</mo>
          <msup>
            <mi>x</mi>
            <mn>2</mn>
          </msup>
        </mrow>
      </mfrac>
    </mrow>
    <annotation encoding="StarMath 5.0">{%DELTA t^2 V^2}over{%DELTA x^2}</annotation>
  </semantics>
</math>
</file>

<file path=Object 32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33/content.xml><?xml version="1.0" encoding="utf-8"?>
<math xmlns="http://www.w3.org/1998/Math/MathML">
  <semantics>
    <mrow>
      <msubsup>
        <mi>u</mi>
        <mi>i</mi>
        <mi>t</mi>
      </msubsup>
    </mrow>
    <annotation encoding="StarMath 5.0">u^t_i</annotation>
  </semantics>
</math>
</file>

<file path=Object 34/content.xml><?xml version="1.0" encoding="utf-8"?>
<math xmlns="http://www.w3.org/1998/Math/MathML">
  <semantics>
    <mrow>
      <msubsup>
        <mi>u</mi>
        <mi>i</mi>
        <mrow>
          <mrow>
            <mi>t</mi>
            <mo stretchy="false">−</mo>
            <mn>1</mn>
          </mrow>
        </mrow>
      </msubsup>
    </mrow>
    <annotation encoding="StarMath 5.0">u^{t-1}_i</annotation>
  </semantics>
</math>
</file>

<file path=Object 35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36/content.xml><?xml version="1.0" encoding="utf-8"?>
<math xmlns="http://www.w3.org/1998/Math/MathML">
  <semantics>
    <mrow>
      <msubsup>
        <mi>u</mi>
        <mi>i</mi>
        <mi>t</mi>
      </msubsup>
    </mrow>
    <annotation encoding="StarMath 5.0">u^t_i</annotation>
  </semantics>
</math>
</file>

<file path=Object 37/content.xml><?xml version="1.0" encoding="utf-8"?>
<math xmlns="http://www.w3.org/1998/Math/MathML">
  <semantics>
    <mrow>
      <msubsup>
        <mi>u</mi>
        <mi>i</mi>
        <mrow>
          <mrow>
            <mi>t</mi>
            <mo stretchy="false">−</mo>
            <mn>1</mn>
          </mrow>
        </mrow>
      </msubsup>
    </mrow>
    <annotation encoding="StarMath 5.0">u^{t-1}_i</annotation>
  </semantics>
</math>
</file>

<file path=Object 38/content.xml><?xml version="1.0" encoding="utf-8"?>
<math xmlns="http://www.w3.org/1998/Math/MathML">
  <semantics>
    <mrow>
      <mrow>
        <mfrac>
          <mrow>
            <mrow>
              <mrow>
                <mo stretchy="false">−</mo>
                <msub>
                  <mi>u</mi>
                  <mrow>
                    <mrow>
                      <mi>i</mi>
                      <mo stretchy="false">+</mo>
                      <mn>2</mn>
                    </mrow>
                  </mrow>
                </msub>
              </mrow>
              <mo stretchy="false">+</mo>
              <mn>16</mn>
            </mrow>
            <mrow>
              <msub>
                <mi>u</mi>
                <mrow>
                  <mrow>
                    <mi>i</mi>
                    <mo stretchy="false">+</mo>
                    <mn>1</mn>
                  </mrow>
                </mrow>
              </msub>
              <mo stretchy="false">−</mo>
              <mn>30</mn>
            </mrow>
            <mrow>
              <mrow>
                <msub>
                  <mi>u</mi>
                  <mi>i</mi>
                </msub>
                <mo stretchy="false">+</mo>
                <msub>
                  <mn>16u</mn>
                  <mrow>
                    <mrow>
                      <mi>i</mi>
                      <mo stretchy="false">−</mo>
                      <mn>1</mn>
                    </mrow>
                  </mrow>
                </msub>
              </mrow>
              <mo stretchy="false">−</mo>
              <msub>
                <mi>u</mi>
                <mrow>
                  <mrow>
                    <mi>i</mi>
                    <mo stretchy="false">−</mo>
                    <mn>2</mn>
                  </mrow>
                </mrow>
              </msub>
            </mrow>
          </mrow>
          <mrow>
            <mn>12</mn>
            <msup>
              <mo stretchy="false">Δ</mo>
              <mn>2</mn>
            </msup>
          </mrow>
        </mfrac>
        <mo stretchy="false">≈</mo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z</mi>
              <mn>2</mn>
            </msup>
          </mrow>
        </mfrac>
      </mrow>
    </mrow>
    <annotation encoding="StarMath 5.0">{-u_{i+2} + 16 u_{i+1} - 30 u_i  + 16u_{i-1} -  u_{i-2}}over{12 %DELTA^2} approx {partial^2 u}over{partial z^2}</annotation>
  </semantics>
</math>
</file>

<file path=Object 39/content.xml><?xml version="1.0" encoding="utf-8"?>
<math xmlns="http://www.w3.org/1998/Math/MathML">
  <semantics>
    <mrow>
      <mrow>
        <mo stretchy="false">(</mo>
        <mrow>
          <msubsup>
            <mi>u</mi>
            <mi>i</mi>
            <mrow>
              <mrow>
                <mi>t</mi>
                <mo stretchy="false">+</mo>
                <mn>1</mn>
              </mrow>
            </mrow>
          </msubsup>
        </mrow>
        <mo stretchy="false">)</mo>
      </mrow>
    </mrow>
    <annotation encoding="StarMath 5.0">( u^{t+1}_i  )</annotation>
  </semantics>
</math>
</file>

<file path=Object 4/content.xml><?xml version="1.0" encoding="utf-8"?>
<math xmlns="http://www.w3.org/1998/Math/MathML">
  <semantics>
    <mrow>
      <mi>z</mi>
    </mrow>
    <annotation encoding="StarMath 5.0">z</annotation>
  </semantics>
</math>
</file>

<file path=Object 40/content.xml><?xml version="1.0" encoding="utf-8"?>
<math xmlns="http://www.w3.org/1998/Math/MathML">
  <semantics>
    <mtable>
      <mtr>
        <mtd>
          <mrow>
            <mrow>
              <mrow>
                <msubsup>
                  <mi>u</mi>
                  <mi>i</mi>
                  <mrow>
                    <mrow>
                      <mi>t</mi>
                      <mo stretchy="false">+</mo>
                      <mn>1</mn>
                    </mrow>
                  </mrow>
                </msubsup>
                <mo stretchy="false">=</mo>
                <mn>2</mn>
              </mrow>
              <mrow>
                <mrow>
                  <msubsup>
                    <mi>u</mi>
                    <mi>i</mi>
                    <mi>t</mi>
                  </msubsup>
                  <mo stretchy="false">−</mo>
                  <msubsup>
                    <mi>u</mi>
                    <mi>i</mi>
                    <mrow>
                      <mrow>
                        <mi>t</mi>
                        <mo stretchy="false">−</mo>
                        <mn>1</mn>
                      </mrow>
                    </mrow>
                  </msubsup>
                </mrow>
                <mo stretchy="false">+</mo>
                <mfrac>
                  <mrow>
                    <mi>c</mi>
                  </mrow>
                  <mrow>
                    <mn>12</mn>
                  </mrow>
                </mfrac>
              </mrow>
            </mrow>
          </mrow>
        </mtd>
      </mtr>
      <mtr>
        <mtd>
          <mrow>
            <mi/>
            <mfenced open="[" close="]">
              <mrow>
                <mrow>
                  <mrow>
                    <mo stretchy="false">−</mo>
                    <msubsup>
                      <mi>u</mi>
                      <mrow>
                        <mrow>
                          <mi>i</mi>
                          <mo stretchy="false">+</mo>
                          <mn>2</mn>
                        </mrow>
                      </mrow>
                      <mi>t</mi>
                    </msubsup>
                  </mrow>
                  <mo stretchy="false">+</mo>
                  <mn>16</mn>
                </mrow>
                <mrow>
                  <msubsup>
                    <mi>u</mi>
                    <mrow>
                      <mrow>
                        <mi>i</mi>
                        <mo stretchy="false">+</mo>
                        <mn>1</mn>
                      </mrow>
                    </mrow>
                    <mi>t</mi>
                  </msubsup>
                  <mo stretchy="false">−</mo>
                  <mn>30</mn>
                </mrow>
                <mrow>
                  <msubsup>
                    <mi>u</mi>
                    <mi>i</mi>
                    <mi>t</mi>
                  </msubsup>
                  <mo stretchy="false">+</mo>
                  <mn>16</mn>
                </mrow>
                <mrow>
                  <msubsup>
                    <mi>u</mi>
                    <mrow>
                      <mrow>
                        <mi>i</mi>
                        <mo stretchy="false">−</mo>
                        <mn>1</mn>
                      </mrow>
                    </mrow>
                    <mi>t</mi>
                  </msubsup>
                  <mo stretchy="false">−</mo>
                  <msubsup>
                    <mi>u</mi>
                    <mrow>
                      <mrow>
                        <mi>i</mi>
                        <mo stretchy="false">−</mo>
                        <mn>2</mn>
                      </mrow>
                    </mrow>
                    <mi>t</mi>
                  </msubsup>
                </mrow>
              </mrow>
            </mfenced>
          </mrow>
        </mtd>
      </mtr>
    </mtable>
    <annotation encoding="StarMath 5.0">{alignl u^{t+1}_i  = 2 u^t_i  - u^{t-1}_i + {c}over{12} }
newline ~~~~~~ left [ 
-u^t_{i+2} + 16 u^t_{i+1} - 30 u^t_i  + 16 u^t_{i-1} - u^t_{i-2}  
right ]</annotation>
  </semantics>
</math>
</file>

<file path=Object 41/content.xml><?xml version="1.0" encoding="utf-8"?>
<math xmlns="http://www.w3.org/1998/Math/MathML">
  <semantics>
    <mrow>
      <mrow>
        <msub>
          <mi>u</mi>
          <mi>i</mi>
        </msub>
        <mo stretchy="false">×</mo>
        <mi>exp</mi>
      </mrow>
      <mrow>
        <mo stretchy="false">[</mo>
        <mrow>
          <mrow>
            <mo stretchy="false">−</mo>
            <msup>
              <mrow>
                <mo stretchy="false">(</mo>
                <mrow>
                  <mo stretchy="false">α</mo>
                  <mi>k</mi>
                </mrow>
                <mo stretchy="false">)</mo>
              </mrow>
              <mn>2</mn>
            </msup>
          </mrow>
        </mrow>
        <mo stretchy="false">]</mo>
      </mrow>
    </mrow>
    <annotation encoding="StarMath 5.0">u_i times exp[-(%alpha k)^2]</annotation>
  </semantics>
</math>
</file>

<file path=Object 42/content.xml><?xml version="1.0" encoding="utf-8"?>
<math xmlns="http://www.w3.org/1998/Math/MathML">
  <semantics>
    <mrow>
      <mrow>
        <mi>k</mi>
        <mo stretchy="false">=</mo>
        <mn>0</mn>
      </mrow>
    </mrow>
    <annotation encoding="StarMath 5.0">k=0</annotation>
  </semantics>
</math>
</file>

<file path=Object 43/content.xml><?xml version="1.0" encoding="utf-8"?>
<math xmlns="http://www.w3.org/1998/Math/MathML">
  <semantics>
    <mrow>
      <mrow>
        <msub>
          <mi>u</mi>
          <mi>i</mi>
        </msub>
        <mo stretchy="false">×</mo>
        <mi>exp</mi>
      </mrow>
      <mrow>
        <mo stretchy="false">[</mo>
        <mrow>
          <mrow>
            <mo stretchy="false">−</mo>
            <msup>
              <mrow>
                <mo stretchy="false">(</mo>
                <mrow>
                  <mo stretchy="false">α</mo>
                  <mi>k</mi>
                </mrow>
                <mo stretchy="false">)</mo>
              </mrow>
              <mn>2</mn>
            </msup>
          </mrow>
        </mrow>
        <mo stretchy="false">]</mo>
      </mrow>
    </mrow>
    <annotation encoding="StarMath 5.0">u_i times exp[-(%alpha k)^2]</annotation>
  </semantics>
</math>
</file>

<file path=Object 44/content.xml><?xml version="1.0" encoding="utf-8"?>
<math xmlns="http://www.w3.org/1998/Math/MathML">
  <semantics>
    <mrow>
      <mrow>
        <mi>k</mi>
        <mo stretchy="false">=</mo>
        <mn>1</mn>
      </mrow>
    </mrow>
    <annotation encoding="StarMath 5.0">k=1</annotation>
  </semantics>
</math>
</file>

<file path=Object 45/content.xml><?xml version="1.0" encoding="utf-8"?>
<math xmlns="http://www.w3.org/1998/Math/MathML">
  <semantics>
    <mrow>
      <mrow>
        <msub>
          <mi>u</mi>
          <mi>i</mi>
        </msub>
        <mo stretchy="false">×</mo>
        <mi>exp</mi>
      </mrow>
      <mrow>
        <mo stretchy="false">[</mo>
        <mrow>
          <mrow>
            <mo stretchy="false">−</mo>
            <msup>
              <mrow>
                <mo stretchy="false">(</mo>
                <mrow>
                  <mo stretchy="false">α</mo>
                  <mi>k</mi>
                </mrow>
                <mo stretchy="false">)</mo>
              </mrow>
              <mn>2</mn>
            </msup>
          </mrow>
        </mrow>
        <mo stretchy="false">]</mo>
      </mrow>
    </mrow>
    <annotation encoding="StarMath 5.0">u_i times exp[-(%alpha k)^2]</annotation>
  </semantics>
</math>
</file>

<file path=Object 46/content.xml><?xml version="1.0" encoding="utf-8"?>
<math xmlns="http://www.w3.org/1998/Math/MathML">
  <semantics>
    <mrow>
      <mrow>
        <mi>k</mi>
        <mo stretchy="false">=</mo>
        <mn>2</mn>
      </mrow>
    </mrow>
    <annotation encoding="StarMath 5.0">k=2</annotation>
  </semantics>
</math>
</file>

<file path=Object 47/content.xml><?xml version="1.0" encoding="utf-8"?>
<math xmlns="http://www.w3.org/1998/Math/MathML">
  <semantics>
    <mrow>
      <mrow>
        <msub>
          <mi>u</mi>
          <mi>i</mi>
        </msub>
        <mo stretchy="false">×</mo>
        <mi>exp</mi>
      </mrow>
      <mrow>
        <mo stretchy="false">[</mo>
        <mrow>
          <mrow>
            <mo stretchy="false">−</mo>
            <msup>
              <mrow>
                <mo stretchy="false">(</mo>
                <mrow>
                  <mo stretchy="false">α</mo>
                  <mi>k</mi>
                </mrow>
                <mo stretchy="false">)</mo>
              </mrow>
              <mn>2</mn>
            </msup>
          </mrow>
        </mrow>
        <mo stretchy="false">]</mo>
      </mrow>
    </mrow>
    <annotation encoding="StarMath 5.0">u_i times exp[-(%alpha k)^2]</annotation>
  </semantics>
</math>
</file>

<file path=Object 48/content.xml><?xml version="1.0" encoding="utf-8"?>
<math xmlns="http://www.w3.org/1998/Math/MathML">
  <semantics>
    <mrow>
      <mrow>
        <mi>k</mi>
        <mo stretchy="false">=</mo>
        <mn>3</mn>
      </mrow>
    </mrow>
    <annotation encoding="StarMath 5.0">k=3</annotation>
  </semantics>
</math>
</file>

<file path=Object 49/content.xml><?xml version="1.0" encoding="utf-8"?>
<math xmlns="http://www.w3.org/1998/Math/MathML">
  <semantics>
    <mrow>
      <mrow>
        <msub>
          <mi>u</mi>
          <mi>i</mi>
        </msub>
        <mo stretchy="false">×</mo>
        <mi>exp</mi>
      </mrow>
      <mrow>
        <mo stretchy="false">[</mo>
        <mrow>
          <mrow>
            <mo stretchy="false">−</mo>
            <msup>
              <mrow>
                <mo stretchy="false">(</mo>
                <mrow>
                  <mo stretchy="false">α</mo>
                  <mi>k</mi>
                </mrow>
                <mo stretchy="false">)</mo>
              </mrow>
              <mn>2</mn>
            </msup>
          </mrow>
        </mrow>
        <mo stretchy="false">]</mo>
      </mrow>
    </mrow>
    <annotation encoding="StarMath 5.0">u_i times exp[-(%alpha k)^2]</annotation>
  </semantics>
</math>
</file>

<file path=Object 5/content.xml><?xml version="1.0" encoding="utf-8"?>
<math xmlns="http://www.w3.org/1998/Math/MathML">
  <semantics>
    <mrow>
      <mi>z</mi>
    </mrow>
    <annotation encoding="StarMath 5.0">z</annotation>
  </semantics>
</math>
</file>

<file path=Object 50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x</mi>
        <mn>2</mn>
      </msubsup>
      <mrow>
        <msub>
          <mi>u</mi>
          <mi>x</mi>
        </msub>
        <mo stretchy="false">+</mo>
        <mo stretchy="false">μ</mo>
      </mrow>
      <msubsup>
        <mo stretchy="false">∂</mo>
        <mi>z</mi>
        <mn>2</mn>
      </msubsup>
      <mrow>
        <msub>
          <mi>u</mi>
          <mi>x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z</mi>
        </msub>
        <mo stretchy="false">=</mo>
        <mo stretchy="false">ρ</mo>
      </mrow>
      <msubsup>
        <mo stretchy="false">∂</mo>
        <mi>t</mi>
        <mn>2</mn>
      </msubsup>
      <msub>
        <mi>u</mi>
        <mi>x</mi>
      </msub>
    </mrow>
    <annotation encoding="StarMath 5.0">(%lambda + 2%mu) partial_x^2 u_x + %mu partial_z^2 u_x
+ (%lambda + %mu) partial_x  partial_z u_z
= %rho partial_t^2 u_x</annotation>
  </semantics>
</math>
</file>

<file path=Object 51/content.xml><?xml version="1.0" encoding="utf-8"?>
<math xmlns="http://www.w3.org/1998/Math/MathML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row>
          <mo stretchy="false">−</mo>
          <mi>V</mi>
        </mrow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 {partial u}over{partial t} = - V {partial u}over{partial z}</annotation>
  </semantics>
</math>
</file>

<file path=Object 52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row>
          <msubsup>
            <mi>u</mi>
            <mi>i</mi>
            <mi>t</mi>
          </msubsup>
          <mo stretchy="false">−</mo>
          <mo stretchy="false">Δ</mo>
        </mrow>
      </mrow>
      <mi>t</mi>
      <mi>V</mi>
      <mfrac>
        <mrow>
          <mrow>
            <mo stretchy="false">(</mo>
            <mrow>
              <mrow>
                <msubsup>
                  <mi>u</mi>
                  <mi>i</mi>
                  <mi>t</mi>
                </msubsup>
                <mo stretchy="false">−</mo>
                <msubsup>
                  <mi>u</mi>
                  <mrow>
                    <mrow>
                      <mi>i</mi>
                      <mo stretchy="false">−</mo>
                      <mn>1</mn>
                    </mrow>
                  </mrow>
                  <mi>t</mi>
                </msubsup>
              </mrow>
            </mrow>
            <mo stretchy="false">)</mo>
          </mrow>
        </mrow>
        <mrow>
          <mo stretchy="false">Δ</mo>
          <mi>z</mi>
        </mrow>
      </mfrac>
    </mrow>
    <annotation encoding="StarMath 5.0"> u^{t+1}_i = u^t_i - %DELTA t V {( u^t_i - u^t_{i-1} )}over{%DELTA z}</annotation>
  </semantics>
</math>
</file>

<file path=Object 53/content.xml><?xml version="1.0" encoding="utf-8"?>
<math xmlns="http://www.w3.org/1998/Math/MathML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row>
          <mo stretchy="false">−</mo>
          <mi>V</mi>
        </mrow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 {partial u}over{partial t} = - V {partial u}over{partial z}</annotation>
  </semantics>
</math>
</file>

<file path=Object 54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z</mi>
        <mn>2</mn>
      </msubsup>
      <mrow>
        <msub>
          <mi>u</mi>
          <mi>z</mi>
        </msub>
        <mo stretchy="false">+</mo>
        <mo stretchy="false">μ</mo>
      </mrow>
      <msubsup>
        <mo stretchy="false">∂</mo>
        <mi>x</mi>
        <mn>2</mn>
      </msubsup>
      <mrow>
        <msub>
          <mi>u</mi>
          <mi>z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x</mi>
        </msub>
        <mo stretchy="false">=</mo>
        <mo stretchy="false">ρ</mo>
      </mrow>
      <msubsup>
        <mo stretchy="false">∂</mo>
        <mi>t</mi>
        <mn>2</mn>
      </msubsup>
      <msub>
        <mi>u</mi>
        <mi>z</mi>
      </msub>
    </mrow>
    <annotation encoding="StarMath 5.0">(%lambda + 2%mu) partial_z^2 u_z + %mu partial_x^2 u_z
+ (%lambda + %mu) partial_x partial_z u_x
= %rho partial_t^2 u_z</annotation>
  </semantics>
</math>
</file>

<file path=Object 55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x</mi>
        <mn>2</mn>
      </msubsup>
      <mrow>
        <msub>
          <mi>u</mi>
          <mi>x</mi>
        </msub>
        <mo stretchy="false">+</mo>
        <mo stretchy="false">μ</mo>
      </mrow>
      <msubsup>
        <mo stretchy="false">∂</mo>
        <mi>z</mi>
        <mn>2</mn>
      </msubsup>
      <mrow>
        <msub>
          <mi>u</mi>
          <mi>x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z</mi>
        </msub>
        <mo stretchy="false">=</mo>
        <mo stretchy="false">ρ</mo>
      </mrow>
      <msubsup>
        <mo stretchy="false">∂</mo>
        <mi>t</mi>
        <mn>2</mn>
      </msubsup>
      <msub>
        <mi>u</mi>
        <mi>x</mi>
      </msub>
    </mrow>
    <annotation encoding="StarMath 5.0">(%lambda + 2%mu) partial_x^2 u_x + %mu partial_z^2 u_x
+ (%lambda + %mu) partial_x  partial_z u_z
= %rho partial_t^2 u_x</annotation>
  </semantics>
</math>
</file>

<file path=Object 56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z</mi>
        <mn>2</mn>
      </msubsup>
      <mrow>
        <msub>
          <mi>u</mi>
          <mi>z</mi>
        </msub>
        <mo stretchy="false">+</mo>
        <mo stretchy="false">μ</mo>
      </mrow>
      <msubsup>
        <mo stretchy="false">∂</mo>
        <mi>x</mi>
        <mn>2</mn>
      </msubsup>
      <mrow>
        <msub>
          <mi>u</mi>
          <mi>z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x</mi>
        </msub>
        <mo stretchy="false">=</mo>
        <mo stretchy="false">ρ</mo>
      </mrow>
      <msubsup>
        <mo stretchy="false">∂</mo>
        <mi>t</mi>
        <mn>2</mn>
      </msubsup>
      <msub>
        <mi>u</mi>
        <mi>z</mi>
      </msub>
    </mrow>
    <annotation encoding="StarMath 5.0">(%lambda + 2%mu) partial_z^2 u_z + %mu partial_x^2 u_z
+ (%lambda + %mu) partial_x partial_z u_x
= %rho partial_t^2 u_z</annotation>
  </semantics>
</math>
</file>

<file path=Object 57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x</mi>
        <mn>2</mn>
      </msubsup>
      <mrow>
        <msub>
          <mi>u</mi>
          <mi>x</mi>
        </msub>
        <mo stretchy="false">+</mo>
        <mo stretchy="false">μ</mo>
      </mrow>
      <msubsup>
        <mo stretchy="false">∂</mo>
        <mi>z</mi>
        <mn>2</mn>
      </msubsup>
      <mrow>
        <msub>
          <mi>u</mi>
          <mi>x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z</mi>
        </msub>
        <mo stretchy="false">=</mo>
        <mo stretchy="false">ρ</mo>
      </mrow>
      <msubsup>
        <mo stretchy="false">∂</mo>
        <mi>t</mi>
        <mn>2</mn>
      </msubsup>
      <msub>
        <mi>u</mi>
        <mi>x</mi>
      </msub>
    </mrow>
    <annotation encoding="StarMath 5.0">(%lambda + 2%mu) partial_x^2 u_x + %mu partial_z^2 u_x
+ (%lambda + %mu) partial_x  partial_z u_z
= %rho partial_t^2 u_x</annotation>
  </semantics>
</math>
</file>

<file path=Object 58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z</mi>
        <mn>2</mn>
      </msubsup>
      <mrow>
        <msub>
          <mi>u</mi>
          <mi>z</mi>
        </msub>
        <mo stretchy="false">+</mo>
        <mo stretchy="false">μ</mo>
      </mrow>
      <msubsup>
        <mo stretchy="false">∂</mo>
        <mi>x</mi>
        <mn>2</mn>
      </msubsup>
      <mrow>
        <msub>
          <mi>u</mi>
          <mi>z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x</mi>
        </msub>
        <mo stretchy="false">=</mo>
        <mo stretchy="false">ρ</mo>
      </mrow>
      <msubsup>
        <mo stretchy="false">∂</mo>
        <mi>t</mi>
        <mn>2</mn>
      </msubsup>
      <msub>
        <mi>u</mi>
        <mi>z</mi>
      </msub>
    </mrow>
    <annotation encoding="StarMath 5.0">(%lambda + 2%mu) partial_z^2 u_z + %mu partial_x^2 u_z
+ (%lambda + %mu) partial_x partial_z u_x
= %rho partial_t^2 u_z</annotation>
  </semantics>
</math>
</file>

<file path=Object 59/content.xml><?xml version="1.0" encoding="utf-8"?>
<math xmlns="http://www.w3.org/1998/Math/MathML">
  <semantics>
    <mrow>
      <msub>
        <mo stretchy="false">τ</mo>
        <mrow>
          <mi mathvariant="italic">xx</mi>
        </mrow>
      </msub>
      <mi>,</mi>
      <msub>
        <mo stretchy="false">τ</mo>
        <mrow>
          <mi mathvariant="italic">xz</mi>
        </mrow>
      </msub>
      <mi>,</mi>
      <msub>
        <mo stretchy="false">τ</mo>
        <mrow>
          <mi mathvariant="italic">zz</mi>
        </mrow>
      </msub>
    </mrow>
    <annotation encoding="StarMath 5.0">%tau_{xx}, %tau_{xz}, %tau_{zz}</annotation>
  </semantics>
</math>
</file>

<file path=Object 6/content.xml><?xml version="1.0" encoding="utf-8"?>
<math xmlns="http://www.w3.org/1998/Math/MathML">
  <semantics>
    <mrow>
      <msub>
        <mi>z</mi>
        <mi>i</mi>
      </msub>
    </mrow>
    <annotation encoding="StarMath 5.0">z_i</annotation>
  </semantics>
</math>
</file>

<file path=Object 60/content.xml><?xml version="1.0" encoding="utf-8"?>
<math xmlns="http://www.w3.org/1998/Math/MathML">
  <semantics>
    <mrow>
      <mrow>
        <mi>v</mi>
        <mo stretchy="false">=</mo>
        <mfrac>
          <mrow>
            <mo stretchy="false">∂</mo>
            <msub>
              <mi>u</mi>
              <mi>x</mi>
            </msub>
          </mrow>
          <mrow>
            <mo stretchy="false">∂</mo>
            <mi>t</mi>
          </mrow>
        </mfrac>
      </mrow>
      <mi>,</mi>
      <mrow>
        <mi>w</mi>
        <mo stretchy="false">=</mo>
        <mfrac>
          <mrow>
            <mo stretchy="false">∂</mo>
            <msub>
              <mi>u</mi>
              <mi>z</mi>
            </msub>
          </mrow>
          <mrow>
            <mo stretchy="false">∂</mo>
            <mi>t</mi>
          </mrow>
        </mfrac>
      </mrow>
    </mrow>
    <annotation encoding="StarMath 5.0">v = {partial u_x}over{partial t}, w = {partial u_z}over{partial t}</annotation>
  </semantics>
</math>
</file>

<file path=Object 61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x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xz</mi>
          </mrow>
        </msub>
        <mo stretchy="false">=</mo>
        <mo stretchy="false">ρ</mo>
      </mrow>
      <msub>
        <mo stretchy="false">∂</mo>
        <mi>t</mi>
      </msub>
      <mi>v</mi>
    </mrow>
    <annotation encoding="StarMath 5.0">partial_x %tau_{xx} + partial_z %tau_{xz} = %rho partial_t v</annotation>
  </semantics>
</math>
</file>

<file path=Object 62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z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zz</mi>
          </mrow>
        </msub>
        <mo stretchy="false">=</mo>
        <mo stretchy="false">ρ</mo>
      </mrow>
      <msub>
        <mo stretchy="false">∂</mo>
        <mi>t</mi>
      </msub>
      <mi>w</mi>
    </mrow>
    <annotation encoding="StarMath 5.0">partial_x %tau_{xz} +  partial_z %tau_{zz} = %rho partial_t w
</annotation>
  </semantics>
</math>
</file>

<file path=Object 63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x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x</mi>
      </msub>
      <mrow>
        <mi>v</mi>
        <mo stretchy="false">+</mo>
        <mo stretchy="false">λ</mo>
      </mrow>
      <msub>
        <mo stretchy="false">∂</mo>
        <mi>z</mi>
      </msub>
      <mi>w</mi>
    </mrow>
    <annotation encoding="StarMath 5.0">partial_t %tau_{xx} = (%lambda + 2%mu) partial_x v + %lambda partial_z w</annotation>
  </semantics>
</math>
</file>

<file path=Object 64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zz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z</mi>
      </msub>
      <mrow>
        <mi>w</mi>
        <mo stretchy="false">+</mo>
        <mo stretchy="false">λ</mo>
      </mrow>
      <msub>
        <mo stretchy="false">∂</mo>
        <mi>x</mi>
      </msub>
      <mi>v</mi>
    </mrow>
    <annotation encoding="StarMath 5.0">partial_t %tau_{zz} = (%lambda + 2 %mu) partial_z w + %lambda partial_x v</annotation>
  </semantics>
</math>
</file>

<file path=Object 65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z</mi>
          </mrow>
        </msub>
        <mo stretchy="false">=</mo>
        <mo stretchy="false">μ</mo>
      </mrow>
      <mrow>
        <mo stretchy="false">(</mo>
        <mrow>
          <msub>
            <mo stretchy="false">∂</mo>
            <mi>x</mi>
          </msub>
          <mrow>
            <mi>w</mi>
            <mo stretchy="false">+</mo>
            <msub>
              <mo stretchy="false">∂</mo>
              <mi>z</mi>
            </msub>
          </mrow>
          <mi>v</mi>
        </mrow>
        <mo stretchy="false">)</mo>
      </mrow>
    </mrow>
    <annotation encoding="StarMath 5.0">partial_t %tau_{xz} = %mu( partial_x w + partial_z v)</annotation>
  </semantics>
</math>
</file>

<file path=Object 66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x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xz</mi>
          </mrow>
        </msub>
        <mo stretchy="false">=</mo>
        <mo stretchy="false">ρ</mo>
      </mrow>
      <msub>
        <mo stretchy="false">∂</mo>
        <mi>t</mi>
      </msub>
      <mi>v</mi>
    </mrow>
    <annotation encoding="StarMath 5.0">partial_x %tau_{xx} + partial_z %tau_{xz} = %rho partial_t v</annotation>
  </semantics>
</math>
</file>

<file path=Object 67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z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zz</mi>
          </mrow>
        </msub>
        <mo stretchy="false">=</mo>
        <mo stretchy="false">ρ</mo>
      </mrow>
      <msub>
        <mo stretchy="false">∂</mo>
        <mi>t</mi>
      </msub>
      <mi>w</mi>
    </mrow>
    <annotation encoding="StarMath 5.0">partial_x %tau_{xz} +  partial_z %tau_{zz} = %rho partial_t w
</annotation>
  </semantics>
</math>
</file>

<file path=Object 68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x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x</mi>
      </msub>
      <mrow>
        <mi>v</mi>
        <mo stretchy="false">+</mo>
        <mo stretchy="false">λ</mo>
      </mrow>
      <msub>
        <mo stretchy="false">∂</mo>
        <mi>z</mi>
      </msub>
      <mi>w</mi>
    </mrow>
    <annotation encoding="StarMath 5.0">partial_t %tau_{xx} = (%lambda + 2%mu) partial_x v + %lambda partial_z w</annotation>
  </semantics>
</math>
</file>

<file path=Object 69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zz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z</mi>
      </msub>
      <mrow>
        <mi>w</mi>
        <mo stretchy="false">+</mo>
        <mo stretchy="false">λ</mo>
      </mrow>
      <msub>
        <mo stretchy="false">∂</mo>
        <mi>x</mi>
      </msub>
      <mi>v</mi>
    </mrow>
    <annotation encoding="StarMath 5.0">partial_t %tau_{zz} = (%lambda + 2 %mu) partial_z w + %lambda partial_x v</annotation>
  </semantics>
</math>
</file>

<file path=Object 7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sub>
              <mi>u</mi>
              <mi>i</mi>
            </msub>
          </mrow>
        </mrow>
        <mrow>
          <mo stretchy="false">Δ</mo>
        </mrow>
      </mfrac>
      <mrow>
        <mi/>
        <mo stretchy="false">=</mo>
        <mi/>
      </mrow>
      <mfrac>
        <mrow>
          <mo stretchy="false">∂</mo>
          <mi>u</mi>
        </mrow>
        <mrow>
          <mo stretchy="false">∂</mo>
          <mi>z</mi>
        </mrow>
      </mfrac>
      <mrow>
        <mi/>
        <mo stretchy="false">+</mo>
        <mi/>
      </mrow>
      <mi>O</mi>
      <mrow>
        <mo stretchy="false">(</mo>
        <mrow>
          <mn>2</mn>
        </mrow>
        <mo stretchy="false">)</mo>
      </mrow>
    </mrow>
    <annotation encoding="StarMath 5.0">{u_{i+1} - u_i}over{%DELTA} ~ = ~ {partial u}over{partial z} ~ + ~ O(2)</annotation>
  </semantics>
</math>
</file>

<file path=Object 70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z</mi>
          </mrow>
        </msub>
        <mo stretchy="false">=</mo>
        <mo stretchy="false">μ</mo>
      </mrow>
      <mrow>
        <mo stretchy="false">(</mo>
        <mrow>
          <msub>
            <mo stretchy="false">∂</mo>
            <mi>x</mi>
          </msub>
          <mrow>
            <mi>w</mi>
            <mo stretchy="false">+</mo>
            <msub>
              <mo stretchy="false">∂</mo>
              <mi>z</mi>
            </msub>
          </mrow>
          <mi>v</mi>
        </mrow>
        <mo stretchy="false">)</mo>
      </mrow>
    </mrow>
    <annotation encoding="StarMath 5.0">partial_t %tau_{xz} = %mu( partial_x w + partial_z v)</annotation>
  </semantics>
</math>
</file>

<file path=Object 71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x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xz</mi>
          </mrow>
        </msub>
        <mo stretchy="false">=</mo>
        <mo stretchy="false">ρ</mo>
      </mrow>
      <msub>
        <mo stretchy="false">∂</mo>
        <mi>t</mi>
      </msub>
      <mi>v</mi>
    </mrow>
    <annotation encoding="StarMath 5.0">partial_x %tau_{xx} + partial_z %tau_{xz} = %rho partial_t v</annotation>
  </semantics>
</math>
</file>

<file path=Object 72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z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zz</mi>
          </mrow>
        </msub>
        <mo stretchy="false">=</mo>
        <mo stretchy="false">ρ</mo>
      </mrow>
      <msub>
        <mo stretchy="false">∂</mo>
        <mi>t</mi>
      </msub>
      <mi>w</mi>
    </mrow>
    <annotation encoding="StarMath 5.0">partial_x %tau_{xz} +  partial_z %tau_{zz} = %rho partial_t w
</annotation>
  </semantics>
</math>
</file>

<file path=Object 73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x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x</mi>
      </msub>
      <mrow>
        <mi>v</mi>
        <mo stretchy="false">+</mo>
        <mo stretchy="false">λ</mo>
      </mrow>
      <msub>
        <mo stretchy="false">∂</mo>
        <mi>z</mi>
      </msub>
      <mi>w</mi>
    </mrow>
    <annotation encoding="StarMath 5.0">partial_t %tau_{xx} = (%lambda + 2%mu) partial_x v + %lambda partial_z w</annotation>
  </semantics>
</math>
</file>

<file path=Object 74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zz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z</mi>
      </msub>
      <mrow>
        <mi>w</mi>
        <mo stretchy="false">+</mo>
        <mo stretchy="false">λ</mo>
      </mrow>
      <msub>
        <mo stretchy="false">∂</mo>
        <mi>x</mi>
      </msub>
      <mi>v</mi>
    </mrow>
    <annotation encoding="StarMath 5.0">partial_t %tau_{zz} = (%lambda + 2 %mu) partial_z w + %lambda partial_x v</annotation>
  </semantics>
</math>
</file>

<file path=Object 75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z</mi>
          </mrow>
        </msub>
        <mo stretchy="false">=</mo>
        <mo stretchy="false">μ</mo>
      </mrow>
      <mrow>
        <mo stretchy="false">(</mo>
        <mrow>
          <msub>
            <mo stretchy="false">∂</mo>
            <mi>x</mi>
          </msub>
          <mrow>
            <mi>w</mi>
            <mo stretchy="false">+</mo>
            <msub>
              <mo stretchy="false">∂</mo>
              <mi>z</mi>
            </msub>
          </mrow>
          <mi>v</mi>
        </mrow>
        <mo stretchy="false">)</mo>
      </mrow>
    </mrow>
    <annotation encoding="StarMath 5.0">partial_t %tau_{xz} = %mu( partial_x w + partial_z v)</annotation>
  </semantics>
</math>
</file>

<file path=Object 76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x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xz</mi>
          </mrow>
        </msub>
        <mo stretchy="false">=</mo>
        <mo stretchy="false">ρ</mo>
      </mrow>
      <msub>
        <mo stretchy="false">∂</mo>
        <mi>t</mi>
      </msub>
      <mi>v</mi>
    </mrow>
    <annotation encoding="StarMath 5.0">partial_x %tau_{xx} + partial_z %tau_{xz} = %rho partial_t v</annotation>
  </semantics>
</math>
</file>

<file path=Object 77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z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zz</mi>
          </mrow>
        </msub>
        <mo stretchy="false">=</mo>
        <mo stretchy="false">ρ</mo>
      </mrow>
      <msub>
        <mo stretchy="false">∂</mo>
        <mi>t</mi>
      </msub>
      <mi>w</mi>
    </mrow>
    <annotation encoding="StarMath 5.0">partial_x %tau_{xz} +  partial_z %tau_{zz} = %rho partial_t w
</annotation>
  </semantics>
</math>
</file>

<file path=Object 78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x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x</mi>
      </msub>
      <mrow>
        <mi>v</mi>
        <mo stretchy="false">+</mo>
        <mo stretchy="false">λ</mo>
      </mrow>
      <msub>
        <mo stretchy="false">∂</mo>
        <mi>z</mi>
      </msub>
      <mi>w</mi>
    </mrow>
    <annotation encoding="StarMath 5.0">partial_t %tau_{xx} = (%lambda + 2%mu) partial_x v + %lambda partial_z w</annotation>
  </semantics>
</math>
</file>

<file path=Object 79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zz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z</mi>
      </msub>
      <mrow>
        <mi>w</mi>
        <mo stretchy="false">+</mo>
        <mo stretchy="false">λ</mo>
      </mrow>
      <msub>
        <mo stretchy="false">∂</mo>
        <mi>x</mi>
      </msub>
      <mi>v</mi>
    </mrow>
    <annotation encoding="StarMath 5.0">partial_t %tau_{zz} = (%lambda + 2 %mu) partial_z w + %lambda partial_x v</annotation>
  </semantics>
</math>
</file>

<file path=Object 8/content.xml><?xml version="1.0" encoding="utf-8"?>
<math xmlns="http://www.w3.org/1998/Math/MathML">
  <semantics>
    <mrow>
      <mi>z</mi>
    </mrow>
    <annotation encoding="StarMath 5.0">z</annotation>
  </semantics>
</math>
</file>

<file path=Object 80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z</mi>
          </mrow>
        </msub>
        <mo stretchy="false">=</mo>
        <mo stretchy="false">μ</mo>
      </mrow>
      <mrow>
        <mo stretchy="false">(</mo>
        <mrow>
          <msub>
            <mo stretchy="false">∂</mo>
            <mi>x</mi>
          </msub>
          <mrow>
            <mi>w</mi>
            <mo stretchy="false">+</mo>
            <msub>
              <mo stretchy="false">∂</mo>
              <mi>z</mi>
            </msub>
          </mrow>
          <mi>v</mi>
        </mrow>
        <mo stretchy="false">)</mo>
      </mrow>
    </mrow>
    <annotation encoding="StarMath 5.0">partial_t %tau_{xz} = %mu( partial_x w + partial_z v)</annotation>
  </semantics>
</math>
</file>

<file path=Object 81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x</mi>
        <mn>2</mn>
      </msubsup>
      <mrow>
        <msub>
          <mi>u</mi>
          <mi>x</mi>
        </msub>
        <mo stretchy="false">+</mo>
        <mo stretchy="false">μ</mo>
      </mrow>
      <msubsup>
        <mo stretchy="false">∂</mo>
        <mi>z</mi>
        <mn>2</mn>
      </msubsup>
      <mrow>
        <msub>
          <mi>u</mi>
          <mi>x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z</mi>
        </msub>
        <mo stretchy="false">=</mo>
        <mo stretchy="false">ρ</mo>
      </mrow>
      <msubsup>
        <mo stretchy="false">∂</mo>
        <mi>t</mi>
        <mn>2</mn>
      </msubsup>
      <msub>
        <mi>u</mi>
        <mi>x</mi>
      </msub>
    </mrow>
    <annotation encoding="StarMath 5.0">(%lambda + 2%mu) partial_x^2 u_x + %mu partial_z^2 u_x
+ (%lambda + %mu) partial_x  partial_z u_z
= %rho partial_t^2 u_x</annotation>
  </semantics>
</math>
</file>

<file path=Object 82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z</mi>
        <mn>2</mn>
      </msubsup>
      <mrow>
        <msub>
          <mi>u</mi>
          <mi>z</mi>
        </msub>
        <mo stretchy="false">+</mo>
        <mo stretchy="false">μ</mo>
      </mrow>
      <msubsup>
        <mo stretchy="false">∂</mo>
        <mi>x</mi>
        <mn>2</mn>
      </msubsup>
      <mrow>
        <msub>
          <mi>u</mi>
          <mi>z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x</mi>
        </msub>
        <mo stretchy="false">=</mo>
        <mo stretchy="false">ρ</mo>
      </mrow>
      <msubsup>
        <mo stretchy="false">∂</mo>
        <mi>t</mi>
        <mn>2</mn>
      </msubsup>
      <msub>
        <mi>u</mi>
        <mi>z</mi>
      </msub>
    </mrow>
    <annotation encoding="StarMath 5.0">(%lambda + 2%mu) partial_z^2 u_z + %mu partial_x^2 u_z
+ (%lambda + %mu) partial_x partial_z u_x
= %rho partial_t^2 u_z</annotation>
  </semantics>
</math>
</file>

<file path=Object 83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z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sup>
            <mo stretchy="false">∂</mo>
            <mn>2</mn>
          </msup>
          <mi>u</mi>
        </mrow>
        <mrow>
          <mo stretchy="false">∂</mo>
          <msup>
            <mi>t</mi>
            <mn>2</mn>
          </msup>
        </mrow>
      </mfrac>
    </mrow>
    <annotation encoding="StarMath 5.0">{partial^2 u}over{partial z^2} = {1}over{V^2} {partial^2 u}over{partial t^2}</annotation>
  </semantics>
</math>
</file>

<file path=Object 9/content.xml><?xml version="1.0" encoding="utf-8"?>
<math xmlns="http://www.w3.org/1998/Math/MathML">
  <semantics>
    <mrow>
      <msub>
        <mi>z</mi>
        <mi>i</mi>
      </msub>
    </mrow>
    <annotation encoding="StarMath 5.0">z_i</annotation>
  </semantics>
</math>
</file>